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11e2908" officeooo:paragraph-rsid="0041a981"/>
    </style:style>
    <style:style style:name="P7" style:family="paragraph" style:parent-style-name="Thesis_5f_body">
      <style:text-properties officeooo:rsid="02216c56" officeooo:paragraph-rsid="0041a981"/>
    </style:style>
    <style:style style:name="P8" style:family="paragraph" style:parent-style-name="Thesis_5f_body">
      <style:text-properties fo:language="bg" fo:country="BG" officeooo:rsid="020811ef" officeooo:paragraph-rsid="0041a981"/>
    </style:style>
    <style:style style:name="P9" style:family="paragraph" style:parent-style-name="Thesis_5f_body">
      <style:text-properties fo:language="bg" fo:country="BG" officeooo:rsid="0209fc3b" officeooo:paragraph-rsid="0041a981"/>
    </style:style>
    <style:style style:name="P10" style:family="paragraph" style:parent-style-name="Thesis_5f_body">
      <style:text-properties fo:language="bg" fo:country="BG" officeooo:rsid="020c729a" officeooo:paragraph-rsid="0041a981"/>
    </style:style>
    <style:style style:name="P11" style:family="paragraph" style:parent-style-name="Thesis_5f_body">
      <style:paragraph-properties fo:text-align="justify" style:justify-single-word="false"/>
      <style:text-properties fo:language="bg" fo:country="BG" officeooo:rsid="02316f69" officeooo:paragraph-rsid="0041a981"/>
    </style:style>
    <style:style style:name="P12"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3" style:family="paragraph" style:parent-style-name="Thesis_5f_body">
      <style:text-properties fo:language="bg" fo:country="BG" officeooo:rsid="024d3423" officeooo:paragraph-rsid="0041a981" fo:background-color="transparent"/>
    </style:style>
    <style:style style:name="P14"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7"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9" style:family="paragraph" style:parent-style-name="Thesis_5f_body">
      <style:text-properties fo:font-style="italic" officeooo:paragraph-rsid="0041a981" style:font-style-asian="italic" style:font-style-complex="italic"/>
    </style:style>
    <style:style style:name="P20" style:family="paragraph" style:parent-style-name="Thesis_5f_body">
      <style:text-properties officeooo:rsid="0223c1b4" officeooo:paragraph-rsid="0041a981"/>
    </style:style>
    <style:style style:name="P21" style:family="paragraph" style:parent-style-name="Thesis_5f_body">
      <style:paragraph-properties fo:text-align="center" style:justify-single-word="false"/>
      <style:text-properties officeooo:paragraph-rsid="0041a981"/>
    </style:style>
    <style:style style:name="P22" style:family="paragraph" style:parent-style-name="Thesis_5f_body">
      <style:text-properties officeooo:rsid="0256356d" officeooo:paragraph-rsid="0041a981"/>
    </style:style>
    <style:style style:name="P23" style:family="paragraph" style:parent-style-name="Thesis_5f_body">
      <style:paragraph-properties fo:text-align="start" style:justify-single-word="false"/>
      <style:text-properties officeooo:rsid="022bd978" officeooo:paragraph-rsid="0041a981"/>
    </style:style>
    <style:style style:name="P24" style:family="paragraph" style:parent-style-name="Thesis_5f_body">
      <style:text-properties fo:language="ru" fo:country="RU" officeooo:rsid="01f95797" officeooo:paragraph-rsid="0041a981" fo:background-color="transparent"/>
    </style:style>
    <style:style style:name="P25" style:family="paragraph" style:parent-style-name="Thesis_5f_body">
      <style:text-properties fo:language="ru" fo:country="RU" officeooo:rsid="03c63aa2" officeooo:paragraph-rsid="0041a981" fo:background-color="#ffff00"/>
    </style:style>
    <style:style style:name="P26" style:family="paragraph" style:parent-style-name="Thesis_5f_body">
      <style:text-properties fo:language="ru" fo:country="RU" officeooo:rsid="03ccd9bc" officeooo:paragraph-rsid="0041a981"/>
    </style:style>
    <style:style style:name="P27"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8" style:family="paragraph" style:parent-style-name="Thesis_5f_body">
      <style:text-properties fo:language="ru" fo:country="RU" officeooo:rsid="036c88a6" officeooo:paragraph-rsid="0041a981"/>
    </style:style>
    <style:style style:name="P29" style:family="paragraph" style:parent-style-name="Thesis_5f_body">
      <style:text-properties fo:language="ru" fo:country="RU" officeooo:rsid="0385755b" officeooo:paragraph-rsid="0041a981"/>
    </style:style>
    <style:style style:name="P30" style:family="paragraph" style:parent-style-name="Thesis_5f_body">
      <style:text-properties fo:language="ru" fo:country="RU" officeooo:rsid="03727f09" officeooo:paragraph-rsid="0041a981"/>
    </style:style>
    <style:style style:name="P31" style:family="paragraph" style:parent-style-name="Thesis_5f_body">
      <style:text-properties fo:language="ru" fo:country="RU" officeooo:rsid="037b0866" officeooo:paragraph-rsid="0041a981"/>
    </style:style>
    <style:style style:name="P32" style:family="paragraph" style:parent-style-name="Thesis_5f_body">
      <style:text-properties fo:language="ru" fo:country="RU" officeooo:rsid="03807614" officeooo:paragraph-rsid="0041a981"/>
    </style:style>
    <style:style style:name="P33" style:family="paragraph" style:parent-style-name="Thesis_5f_body">
      <style:text-properties fo:language="ru" fo:country="RU" officeooo:rsid="038299cb" officeooo:paragraph-rsid="0041a981"/>
    </style:style>
    <style:style style:name="P34" style:family="paragraph" style:parent-style-name="Thesis_5f_body">
      <style:text-properties fo:language="ru" fo:country="RU" officeooo:rsid="037fe5df" officeooo:paragraph-rsid="0041a981"/>
    </style:style>
    <style:style style:name="P35" style:family="paragraph" style:parent-style-name="Thesis_5f_body">
      <style:text-properties fo:language="ru" fo:country="RU" officeooo:rsid="017b4e5e" officeooo:paragraph-rsid="0041a981"/>
    </style:style>
    <style:style style:name="P36"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7" style:family="paragraph" style:parent-style-name="Thesis_5f_body">
      <style:text-properties fo:language="ru" fo:country="RU" officeooo:paragraph-rsid="0041a981"/>
    </style:style>
    <style:style style:name="P38" style:family="paragraph" style:parent-style-name="Thesis_5f_body">
      <style:paragraph-properties fo:text-align="center" style:justify-single-word="false"/>
      <style:text-properties officeooo:rsid="020252a4" officeooo:paragraph-rsid="0041a981"/>
    </style:style>
    <style:style style:name="P39" style:family="paragraph" style:parent-style-name="Thesis_5f_body">
      <style:paragraph-properties fo:text-align="justify" style:justify-single-word="false"/>
      <style:text-properties officeooo:rsid="02032a7d" officeooo:paragraph-rsid="0041a981"/>
    </style:style>
    <style:style style:name="P40" style:family="paragraph" style:parent-style-name="Thesis_5f_body">
      <style:paragraph-properties fo:text-align="justify" style:justify-single-word="false"/>
      <style:text-properties officeooo:rsid="0204e267" officeooo:paragraph-rsid="0041a981"/>
    </style:style>
    <style:style style:name="P4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42" style:family="paragraph" style:parent-style-name="Thesis_5f_body">
      <style:paragraph-properties fo:text-align="justify" style:justify-single-word="false"/>
      <style:text-properties officeooo:paragraph-rsid="0041a981"/>
    </style:style>
    <style:style style:name="P43" style:family="paragraph" style:parent-style-name="Thesis_5f_body">
      <style:text-properties officeooo:rsid="02452410" officeooo:paragraph-rsid="0041a981"/>
    </style:style>
    <style:style style:name="P44" style:family="paragraph" style:parent-style-name="Thesis_5f_body">
      <style:text-properties style:font-name="Times New Roman" fo:language="bg" fo:country="BG" officeooo:rsid="028ea244" officeooo:paragraph-rsid="0041a981" fo:background-color="transparent"/>
    </style:style>
    <style:style style:name="P45" style:family="paragraph" style:parent-style-name="Thesis_5f_body">
      <style:text-properties style:font-name="Times New Roman" fo:language="bg" fo:country="BG" officeooo:rsid="02902cb0" officeooo:paragraph-rsid="0041a981" fo:background-color="transparent"/>
    </style:style>
    <style:style style:name="P46"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7" style:family="paragraph" style:parent-style-name="Thesis_5f_body">
      <style:text-properties officeooo:rsid="029c96c9" officeooo:paragraph-rsid="0041a981"/>
    </style:style>
    <style:style style:name="P48" style:family="paragraph" style:parent-style-name="Thesis_5f_body">
      <style:text-properties officeooo:rsid="02e54a67" officeooo:paragraph-rsid="0041a981"/>
    </style:style>
    <style:style style:name="P49" style:family="paragraph" style:parent-style-name="Thesis_5f_body">
      <style:text-properties officeooo:rsid="03b9cb28" officeooo:paragraph-rsid="0041a981"/>
    </style:style>
    <style:style style:name="P50" style:family="paragraph" style:parent-style-name="Thesis_5f_body">
      <style:text-properties officeooo:rsid="03ccd9bc" officeooo:paragraph-rsid="0041a981"/>
    </style:style>
    <style:style style:name="P51" style:family="paragraph" style:parent-style-name="Thesis_5f_body">
      <style:text-properties officeooo:rsid="03d31187" officeooo:paragraph-rsid="0041a981"/>
    </style:style>
    <style:style style:name="P52" style:family="paragraph" style:parent-style-name="Thesis_5f_body">
      <style:text-properties officeooo:rsid="030ae902" officeooo:paragraph-rsid="0041a981"/>
    </style:style>
    <style:style style:name="P53" style:family="paragraph" style:parent-style-name="Thesis_5f_body">
      <style:text-properties officeooo:rsid="030dda5f" officeooo:paragraph-rsid="0041a981"/>
    </style:style>
    <style:style style:name="P54" style:family="paragraph" style:parent-style-name="Thesis_5f_body">
      <style:text-properties officeooo:rsid="033916ef" officeooo:paragraph-rsid="0041a981"/>
    </style:style>
    <style:style style:name="P55" style:family="paragraph" style:parent-style-name="Thesis_5f_body">
      <style:text-properties officeooo:rsid="036550c1" officeooo:paragraph-rsid="0041a981"/>
    </style:style>
    <style:style style:name="P56" style:family="paragraph" style:parent-style-name="Thesis_5f_body">
      <style:text-properties officeooo:rsid="02bb9787" officeooo:paragraph-rsid="0041a981"/>
    </style:style>
    <style:style style:name="P57" style:family="paragraph" style:parent-style-name="Thesis_5f_body">
      <style:text-properties officeooo:paragraph-rsid="0041a981"/>
    </style:style>
    <style:style style:name="P58" style:family="paragraph" style:parent-style-name="Thesis_5f_body">
      <style:text-properties officeooo:rsid="018178aa" officeooo:paragraph-rsid="0041a981"/>
    </style:style>
    <style:style style:name="P59"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60" style:family="paragraph" style:parent-style-name="Thesis_5f_caption">
      <style:text-properties officeooo:paragraph-rsid="0137026c"/>
    </style:style>
    <style:style style:name="P61" style:family="paragraph" style:parent-style-name="Thesis_5f_caption">
      <style:text-properties officeooo:paragraph-rsid="013042a9"/>
    </style:style>
    <style:style style:name="P62" style:family="paragraph" style:parent-style-name="Thesis_5f_caption">
      <style:text-properties officeooo:paragraph-rsid="0041a981"/>
    </style:style>
    <style:style style:name="P63"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Times New Roman" officeooo:paragraph-rsid="0041a981" style:font-size-asian="10.5pt"/>
    </style:style>
    <style:style style:name="P65"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7"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0"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1" style:family="paragraph" style:parent-style-name="Thesis_5f_body" style:list-style-name="L1">
      <style:text-properties officeooo:paragraph-rsid="0041a981"/>
    </style:style>
    <style:style style:name="P72" style:family="paragraph" style:parent-style-name="Thesis_5f_Heading3" style:list-style-name="Thesis_5f_numbering">
      <style:text-properties officeooo:paragraph-rsid="0041a981"/>
    </style:style>
    <style:style style:name="P73" style:family="paragraph" style:parent-style-name="Thesis_5f_Heading2" style:list-style-name="Thesis_5f_numbering">
      <style:text-properties officeooo:paragraph-rsid="0041a981"/>
    </style:style>
    <style:style style:name="P74" style:family="paragraph" style:parent-style-name="Thesis_5f_Heading1" style:list-style-name="Thesis_5f_numbering" style:master-page-name="Thesis_5f_bodyPage">
      <style:paragraph-properties style:page-number="auto"/>
      <style:text-properties officeooo:paragraph-rsid="0041a98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cdd957"/>
    </style:style>
    <style:style style:name="T10" style:family="text">
      <style:text-properties officeooo:rsid="016197a2"/>
    </style:style>
    <style:style style:name="T11" style:family="text">
      <style:text-properties fo:color="#000000" officeooo:rsid="016197a2"/>
    </style:style>
    <style:style style:name="T12" style:family="text">
      <style:text-properties officeooo:rsid="01d07b47"/>
    </style:style>
    <style:style style:name="T13" style:family="text">
      <style:text-properties officeooo:rsid="01d10d2a"/>
    </style:style>
    <style:style style:name="T14" style:family="text">
      <style:text-properties officeooo:rsid="01d1d041"/>
    </style:style>
    <style:style style:name="T15" style:family="text">
      <style:text-properties officeooo:rsid="016536b1"/>
    </style:style>
    <style:style style:name="T16" style:family="text">
      <style:text-properties officeooo:rsid="011e2908"/>
    </style:style>
    <style:style style:name="T17" style:family="text">
      <style:text-properties officeooo:rsid="011e2908" fo:background-color="transparent" loext:char-shading-value="0"/>
    </style:style>
    <style:style style:name="T18" style:family="text">
      <style:text-properties officeooo:rsid="014c301c" fo:background-color="transparent" loext:char-shading-value="0"/>
    </style:style>
    <style:style style:name="T19" style:family="text">
      <style:text-properties officeooo:rsid="014ae22a" fo:background-color="transparent" loext:char-shading-value="0"/>
    </style:style>
    <style:style style:name="T20" style:family="text">
      <style:text-properties officeooo:rsid="01458ba0" fo:background-color="transparent" loext:char-shading-value="0"/>
    </style:style>
    <style:style style:name="T21" style:family="text">
      <style:text-properties officeooo:rsid="0149110c"/>
    </style:style>
    <style:style style:name="T22" style:family="text">
      <style:text-properties officeooo:rsid="01d1fbc3"/>
    </style:style>
    <style:style style:name="T23" style:family="text">
      <style:text-properties officeooo:rsid="01458ba0"/>
    </style:style>
    <style:style style:name="T24" style:family="text">
      <style:text-properties style:text-position="super 58%" officeooo:rsid="011f68f6"/>
    </style:style>
    <style:style style:name="T25" style:family="text">
      <style:text-properties style:text-position="super 58%" officeooo:rsid="0127c0a0" fo:background-color="transparent" loext:char-shading-value="0" style:font-size-asian="10.5pt"/>
    </style:style>
    <style:style style:name="T26" style:family="text">
      <style:text-properties style:text-position="super 58%" style:font-name="Times New Roman" fo:language="en" fo:country="US" officeooo:rsid="024d3423" fo:background-color="transparent" loext:char-shading-value="0"/>
    </style:style>
    <style:style style:name="T27" style:family="text">
      <style:text-properties style:text-position="super 58%" style:font-name="Times New Roman" fo:language="bg" fo:country="BG" officeooo:rsid="02647b4a" fo:background-color="transparent" loext:char-shading-value="0"/>
    </style:style>
    <style:style style:name="T28" style:family="text">
      <style:text-properties style:text-position="super 58%" fo:language="ru" fo:country="RU" officeooo:rsid="0360478b"/>
    </style:style>
    <style:style style:name="T29" style:family="text">
      <style:text-properties style:text-position="super 58%" officeooo:rsid="030c542f"/>
    </style:style>
    <style:style style:name="T30" style:family="text">
      <style:text-properties style:text-position="super 58%" officeooo:rsid="03290a8b"/>
    </style:style>
    <style:style style:name="T31" style:family="text">
      <style:text-properties officeooo:rsid="0120cf33"/>
    </style:style>
    <style:style style:name="T32" style:family="text">
      <style:text-properties officeooo:rsid="021eab53"/>
    </style:style>
    <style:style style:name="T33" style:family="text">
      <style:text-properties officeooo:rsid="0125745b"/>
    </style:style>
    <style:style style:name="T34" style:family="text">
      <style:text-properties officeooo:rsid="0127c0a0"/>
    </style:style>
    <style:style style:name="T35" style:family="text">
      <style:text-properties officeooo:rsid="02216c56"/>
    </style:style>
    <style:style style:name="T36" style:family="text">
      <style:text-properties fo:language="bg" fo:country="BG"/>
    </style:style>
    <style:style style:name="T37" style:family="text">
      <style:text-properties fo:language="bg" fo:country="BG" officeooo:rsid="02216c56"/>
    </style:style>
    <style:style style:name="T38" style:family="text">
      <style:text-properties fo:language="bg" fo:country="BG" officeooo:rsid="0221accc"/>
    </style:style>
    <style:style style:name="T39" style:family="text">
      <style:text-properties fo:language="bg" fo:country="BG" officeooo:rsid="02257e6c"/>
    </style:style>
    <style:style style:name="T40" style:family="text">
      <style:text-properties fo:language="bg" fo:country="BG" officeooo:rsid="022f01b8"/>
    </style:style>
    <style:style style:name="T41" style:family="text">
      <style:text-properties fo:language="bg" fo:country="BG" officeooo:rsid="01f6622d"/>
    </style:style>
    <style:style style:name="T42" style:family="text">
      <style:text-properties fo:language="bg" fo:country="BG" officeooo:rsid="024292dc"/>
    </style:style>
    <style:style style:name="T43" style:family="text">
      <style:text-properties fo:language="bg" fo:country="BG" officeooo:rsid="03e332aa"/>
    </style:style>
    <style:style style:name="T44" style:family="text">
      <style:text-properties fo:language="bg" fo:country="BG" officeooo:rsid="03e65356"/>
    </style:style>
    <style:style style:name="T45" style:family="text">
      <style:text-properties fo:language="bg" fo:country="BG" officeooo:rsid="03e332aa" fo:background-color="#ffff00" loext:char-shading-value="0"/>
    </style:style>
    <style:style style:name="T46" style:family="text">
      <style:text-properties fo:language="bg" fo:country="BG" officeooo:rsid="03e65356" fo:background-color="#ffff00" loext:char-shading-value="0"/>
    </style:style>
    <style:style style:name="T47" style:family="text">
      <style:text-properties fo:language="bg" fo:country="BG" fo:background-color="transparent" loext:char-shading-value="0"/>
    </style:style>
    <style:style style:name="T48" style:family="text">
      <style:text-properties fo:language="bg" fo:country="BG" officeooo:rsid="0243bddf" fo:background-color="transparent" loext:char-shading-value="0"/>
    </style:style>
    <style:style style:name="T49" style:family="text">
      <style:text-properties fo:language="bg" fo:country="BG" officeooo:rsid="01f95797" fo:background-color="transparent" loext:char-shading-value="0"/>
    </style:style>
    <style:style style:name="T50" style:family="text">
      <style:text-properties fo:language="bg" fo:country="BG" officeooo:rsid="01f4c18c" fo:background-color="transparent" loext:char-shading-value="0"/>
    </style:style>
    <style:style style:name="T51" style:family="text">
      <style:text-properties fo:language="bg" fo:country="BG" officeooo:rsid="01fe7b53" fo:background-color="transparent" loext:char-shading-value="0"/>
    </style:style>
    <style:style style:name="T52" style:family="text">
      <style:text-properties fo:language="bg" fo:country="BG" officeooo:rsid="02316f69" fo:background-color="transparent" loext:char-shading-value="0"/>
    </style:style>
    <style:style style:name="T53" style:family="text">
      <style:text-properties fo:language="bg" fo:country="BG" officeooo:rsid="02301eed" fo:background-color="transparent" loext:char-shading-value="0"/>
    </style:style>
    <style:style style:name="T54" style:family="text">
      <style:text-properties fo:language="bg" fo:country="BG" officeooo:rsid="01fcab99" fo:background-color="transparent" loext:char-shading-value="0"/>
    </style:style>
    <style:style style:name="T55" style:family="text">
      <style:text-properties fo:language="bg" fo:country="BG" officeooo:rsid="020572cc" fo:background-color="transparent" loext:char-shading-value="0"/>
    </style:style>
    <style:style style:name="T56" style:family="text">
      <style:text-properties fo:language="bg" fo:country="BG" officeooo:rsid="020252a4" fo:background-color="transparent" loext:char-shading-value="0"/>
    </style:style>
    <style:style style:name="T57" style:family="text">
      <style:text-properties fo:language="bg" fo:country="BG" officeooo:rsid="0237717f" fo:background-color="transparent" loext:char-shading-value="0"/>
    </style:style>
    <style:style style:name="T58" style:family="text">
      <style:text-properties fo:language="bg" fo:country="BG" officeooo:rsid="02394d68" fo:background-color="transparent" loext:char-shading-value="0"/>
    </style:style>
    <style:style style:name="T59" style:family="text">
      <style:text-properties fo:language="bg" fo:country="BG" officeooo:rsid="023af906" fo:background-color="transparent" loext:char-shading-value="0"/>
    </style:style>
    <style:style style:name="T60" style:family="text">
      <style:text-properties fo:language="bg" fo:country="BG" officeooo:rsid="023cb3eb" fo:background-color="transparent" loext:char-shading-value="0"/>
    </style:style>
    <style:style style:name="T61" style:family="text">
      <style:text-properties fo:language="bg" fo:country="BG" officeooo:rsid="02407147" fo:background-color="transparent" loext:char-shading-value="0"/>
    </style:style>
    <style:style style:name="T62" style:family="text">
      <style:text-properties fo:language="bg" fo:country="BG" officeooo:rsid="02349ec8" fo:background-color="transparent" loext:char-shading-value="0"/>
    </style:style>
    <style:style style:name="T63" style:family="text">
      <style:text-properties fo:language="bg" fo:country="BG" officeooo:rsid="025b1d4b" fo:background-color="transparent" loext:char-shading-value="0"/>
    </style:style>
    <style:style style:name="T64" style:family="text">
      <style:text-properties fo:language="bg" fo:country="BG" officeooo:rsid="03e684b2" fo:background-color="transparent" loext:char-shading-value="0"/>
    </style:style>
    <style:style style:name="T65" style:family="text">
      <style:text-properties fo:language="bg" fo:country="BG" officeooo:rsid="0232c982" fo:background-color="transparent" loext:char-shading-value="0"/>
    </style:style>
    <style:style style:name="T66" style:family="text">
      <style:text-properties fo:language="bg" fo:country="BG" officeooo:rsid="02341588" fo:background-color="transparent" loext:char-shading-value="0"/>
    </style:style>
    <style:style style:name="T67" style:family="text">
      <style:text-properties fo:language="bg" fo:country="BG" officeooo:rsid="02465153" fo:background-color="transparent" loext:char-shading-value="0"/>
    </style:style>
    <style:style style:name="T68" style:family="text">
      <style:text-properties fo:language="bg" fo:country="BG" officeooo:rsid="0248c756" fo:background-color="transparent" loext:char-shading-value="0"/>
    </style:style>
    <style:style style:name="T69" style:family="text">
      <style:text-properties fo:language="bg" fo:country="BG" officeooo:rsid="025bf00f" fo:background-color="transparent" loext:char-shading-value="0"/>
    </style:style>
    <style:style style:name="T70" style:family="text">
      <style:text-properties fo:language="bg" fo:country="BG" officeooo:rsid="024a6d7c" fo:background-color="transparent" loext:char-shading-value="0"/>
    </style:style>
    <style:style style:name="T71" style:family="text">
      <style:text-properties fo:language="bg" fo:country="BG" officeooo:rsid="024bb53f" fo:background-color="transparent" loext:char-shading-value="0"/>
    </style:style>
    <style:style style:name="T72" style:family="text">
      <style:text-properties fo:language="bg" fo:country="BG" officeooo:rsid="024d3423" fo:background-color="transparent" loext:char-shading-value="0"/>
    </style:style>
    <style:style style:name="T73" style:family="text">
      <style:text-properties fo:language="bg" fo:country="BG" officeooo:rsid="02467ba1" fo:background-color="transparent" loext:char-shading-value="0"/>
    </style:style>
    <style:style style:name="T74" style:family="text">
      <style:text-properties fo:language="bg" fo:country="BG" officeooo:rsid="025de409" fo:background-color="transparent" loext:char-shading-value="0"/>
    </style:style>
    <style:style style:name="T75" style:family="text">
      <style:text-properties fo:language="bg" fo:country="BG" officeooo:rsid="02647b4a" fo:background-color="transparent" loext:char-shading-value="0"/>
    </style:style>
    <style:style style:name="T76" style:family="text">
      <style:text-properties fo:language="bg" fo:country="BG" officeooo:rsid="03e69426" fo:background-color="transparent" loext:char-shading-value="0"/>
    </style:style>
    <style:style style:name="T77" style:family="text">
      <style:text-properties fo:language="bg" fo:country="BG" officeooo:rsid="028ea244" fo:background-color="transparent" loext:char-shading-value="0"/>
    </style:style>
    <style:style style:name="T78" style:family="text">
      <style:text-properties fo:language="bg" fo:country="BG" officeooo:rsid="0264a8fa" fo:background-color="transparent" loext:char-shading-value="0"/>
    </style:style>
    <style:style style:name="T79" style:family="text">
      <style:text-properties fo:language="bg" fo:country="BG" officeooo:rsid="025f17c0" fo:background-color="transparent" loext:char-shading-value="0"/>
    </style:style>
    <style:style style:name="T80" style:family="text">
      <style:text-properties fo:language="bg" fo:country="BG" officeooo:rsid="02611361" fo:background-color="transparent" loext:char-shading-value="0"/>
    </style:style>
    <style:style style:name="T81" style:family="text">
      <style:text-properties fo:language="bg" fo:country="BG" officeooo:rsid="0265a99f" fo:background-color="transparent" loext:char-shading-value="0"/>
    </style:style>
    <style:style style:name="T82" style:family="text">
      <style:text-properties fo:language="bg" fo:country="BG" officeooo:rsid="028c77b8" fo:background-color="transparent" loext:char-shading-value="0"/>
    </style:style>
    <style:style style:name="T83" style:family="text">
      <style:text-properties fo:language="bg" fo:country="BG" officeooo:rsid="02806b7d" fo:background-color="transparent" loext:char-shading-value="0"/>
    </style:style>
    <style:style style:name="T84" style:family="text">
      <style:text-properties fo:language="bg" fo:country="BG" officeooo:rsid="02824caa" fo:background-color="transparent" loext:char-shading-value="0"/>
    </style:style>
    <style:style style:name="T85" style:family="text">
      <style:text-properties fo:language="bg" fo:country="BG" officeooo:rsid="0282e0e0" fo:background-color="transparent" loext:char-shading-value="0"/>
    </style:style>
    <style:style style:name="T86" style:family="text">
      <style:text-properties fo:language="bg" fo:country="BG" officeooo:rsid="028da3c2" fo:background-color="transparent" loext:char-shading-value="0"/>
    </style:style>
    <style:style style:name="T87" style:family="text">
      <style:text-properties fo:language="bg" fo:country="BG" officeooo:rsid="02844bdf" fo:background-color="transparent" loext:char-shading-value="0"/>
    </style:style>
    <style:style style:name="T88" style:family="text">
      <style:text-properties fo:language="bg" fo:country="BG" officeooo:rsid="028461dc" fo:background-color="transparent" loext:char-shading-value="0"/>
    </style:style>
    <style:style style:name="T89" style:family="text">
      <style:text-properties fo:language="bg" fo:country="BG" officeooo:rsid="02301eed"/>
    </style:style>
    <style:style style:name="T90" style:family="text">
      <style:text-properties fo:language="bg" fo:country="BG" officeooo:rsid="025806a3"/>
    </style:style>
    <style:style style:name="T91" style:family="text">
      <style:text-properties fo:language="bg" fo:country="BG" officeooo:rsid="020252a4"/>
    </style:style>
    <style:style style:name="T92" style:family="text">
      <style:text-properties fo:language="bg" fo:country="BG" officeooo:rsid="02316f69"/>
    </style:style>
    <style:style style:name="T93" style:family="text">
      <style:text-properties fo:language="bg" fo:country="BG" officeooo:rsid="024e3ff8"/>
    </style:style>
    <style:style style:name="T94" style:family="text">
      <style:text-properties fo:language="bg" fo:country="BG" officeooo:rsid="024f0d3a"/>
    </style:style>
    <style:style style:name="T95" style:family="text">
      <style:text-properties fo:language="bg" fo:country="BG" officeooo:rsid="03ec7aed"/>
    </style:style>
    <style:style style:name="T96" style:family="text">
      <style:text-properties fo:language="bg" fo:country="BG" officeooo:rsid="03ecb466"/>
    </style:style>
    <style:style style:name="T97" style:family="text">
      <style:text-properties fo:language="bg" fo:country="BG" officeooo:rsid="03f400d2"/>
    </style:style>
    <style:style style:name="T98" style:family="text">
      <style:text-properties fo:language="bg" fo:country="BG" officeooo:rsid="03f48134"/>
    </style:style>
    <style:style style:name="T99" style:family="text">
      <style:text-properties fo:language="bg" fo:country="BG" officeooo:rsid="03f48b69"/>
    </style:style>
    <style:style style:name="T100" style:family="text">
      <style:text-properties fo:language="bg" fo:country="BG" officeooo:rsid="03f6211d"/>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4e8eba"/>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officeooo:rsid="03fc199d"/>
    </style:style>
    <style:style style:name="T10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7" style:family="text">
      <style:text-properties fo:language="bg" fo:country="BG" officeooo:rsid="02d1e734"/>
    </style:style>
    <style:style style:name="T118" style:family="text">
      <style:text-properties fo:language="ru" fo:country="RU"/>
    </style:style>
    <style:style style:name="T119" style:family="text">
      <style:text-properties fo:language="ru" fo:country="RU" officeooo:rsid="02216c56"/>
    </style:style>
    <style:style style:name="T120" style:family="text">
      <style:text-properties fo:language="ru" fo:country="RU" officeooo:rsid="01e77159"/>
    </style:style>
    <style:style style:name="T121" style:family="text">
      <style:text-properties fo:language="ru" fo:country="RU" officeooo:rsid="022bd978"/>
    </style:style>
    <style:style style:name="T122" style:family="text">
      <style:text-properties fo:language="ru" fo:country="RU" officeooo:rsid="0114fb40"/>
    </style:style>
    <style:style style:name="T123" style:family="text">
      <style:text-properties fo:language="ru" fo:country="RU" officeooo:rsid="01e574b9"/>
    </style:style>
    <style:style style:name="T124" style:family="text">
      <style:text-properties fo:language="ru" fo:country="RU" fo:background-color="transparent" loext:char-shading-value="0"/>
    </style:style>
    <style:style style:name="T125" style:family="text">
      <style:text-properties fo:language="ru" fo:country="RU" officeooo:rsid="01f95797" fo:background-color="transparent" loext:char-shading-value="0"/>
    </style:style>
    <style:style style:name="T126" style:family="text">
      <style:text-properties fo:language="ru" fo:country="RU" officeooo:rsid="0116663d" fo:background-color="transparent" loext:char-shading-value="0"/>
    </style:style>
    <style:style style:name="T127" style:family="text">
      <style:text-properties fo:language="ru" fo:country="RU" officeooo:rsid="02a1258a" fo:background-color="transparent" loext:char-shading-value="0"/>
    </style:style>
    <style:style style:name="T128" style:family="text">
      <style:text-properties fo:language="ru" fo:country="RU" officeooo:rsid="02a43f44" fo:background-color="transparent" loext:char-shading-value="0"/>
    </style:style>
    <style:style style:name="T129" style:family="text">
      <style:text-properties fo:language="ru" fo:country="RU" officeooo:rsid="030745f4" fo:background-color="transparent" loext:char-shading-value="0"/>
    </style:style>
    <style:style style:name="T130" style:family="text">
      <style:text-properties fo:language="ru" fo:country="RU" officeooo:rsid="03018a0e" fo:background-color="transparent" loext:char-shading-value="0"/>
    </style:style>
    <style:style style:name="T131" style:family="text">
      <style:text-properties fo:language="ru" fo:country="RU" officeooo:rsid="0302601a" fo:background-color="transparent" loext:char-shading-value="0"/>
    </style:style>
    <style:style style:name="T132" style:family="text">
      <style:text-properties fo:language="ru" fo:country="RU" officeooo:rsid="0309534b" fo:background-color="transparent" loext:char-shading-value="0"/>
    </style:style>
    <style:style style:name="T133" style:family="text">
      <style:text-properties fo:language="ru" fo:country="RU" officeooo:rsid="032ae6b5" fo:background-color="transparent" loext:char-shading-value="0"/>
    </style:style>
    <style:style style:name="T134" style:family="text">
      <style:text-properties fo:language="ru" fo:country="RU" officeooo:rsid="03040e44" fo:background-color="transparent" loext:char-shading-value="0"/>
    </style:style>
    <style:style style:name="T135" style:family="text">
      <style:text-properties fo:language="ru" fo:country="RU" officeooo:rsid="0328cc18" fo:background-color="transparent" loext:char-shading-value="0"/>
    </style:style>
    <style:style style:name="T136" style:family="text">
      <style:text-properties fo:language="ru" fo:country="RU" officeooo:rsid="0333b87e" fo:background-color="transparent" loext:char-shading-value="0"/>
    </style:style>
    <style:style style:name="T137" style:family="text">
      <style:text-properties fo:language="ru" fo:country="RU" officeooo:rsid="033468b1" fo:background-color="transparent" loext:char-shading-value="0"/>
    </style:style>
    <style:style style:name="T138" style:family="text">
      <style:text-properties fo:language="ru" fo:country="RU" officeooo:rsid="03359499" fo:background-color="transparent" loext:char-shading-value="0"/>
    </style:style>
    <style:style style:name="T139" style:family="text">
      <style:text-properties fo:language="ru" fo:country="RU" officeooo:rsid="03376d89" fo:background-color="transparent" loext:char-shading-value="0"/>
    </style:style>
    <style:style style:name="T140" style:family="text">
      <style:text-properties fo:language="ru" fo:country="RU" officeooo:rsid="033aefb6" fo:background-color="transparent" loext:char-shading-value="0"/>
    </style:style>
    <style:style style:name="T141" style:family="text">
      <style:text-properties fo:language="ru" fo:country="RU" officeooo:rsid="0309e951" fo:background-color="transparent" loext:char-shading-value="0"/>
    </style:style>
    <style:style style:name="T142" style:family="text">
      <style:text-properties fo:language="ru" fo:country="RU" officeooo:rsid="02da7e72"/>
    </style:style>
    <style:style style:name="T143" style:family="text">
      <style:text-properties fo:language="ru" fo:country="RU" officeooo:rsid="011846d8"/>
    </style:style>
    <style:style style:name="T144" style:family="text">
      <style:text-properties fo:language="ru" fo:country="RU" officeooo:rsid="029d8513"/>
    </style:style>
    <style:style style:name="T145" style:family="text">
      <style:text-properties fo:language="ru" fo:country="RU" officeooo:rsid="029f26c8"/>
    </style:style>
    <style:style style:name="T146" style:family="text">
      <style:text-properties fo:language="ru" fo:country="RU" officeooo:rsid="012f5c58"/>
    </style:style>
    <style:style style:name="T147" style:family="text">
      <style:text-properties fo:language="ru" fo:country="RU" officeooo:rsid="012e22f9"/>
    </style:style>
    <style:style style:name="T148" style:family="text">
      <style:text-properties fo:language="ru" fo:country="RU" officeooo:rsid="02a1258a"/>
    </style:style>
    <style:style style:name="T149" style:family="text">
      <style:text-properties fo:language="ru" fo:country="RU" officeooo:rsid="0132ef5d"/>
    </style:style>
    <style:style style:name="T150" style:family="text">
      <style:text-properties fo:language="ru" fo:country="RU" officeooo:rsid="02a43f44"/>
    </style:style>
    <style:style style:name="T151" style:family="text">
      <style:text-properties fo:language="ru" fo:country="RU" officeooo:rsid="02a38236"/>
    </style:style>
    <style:style style:name="T152" style:family="text">
      <style:text-properties fo:language="ru" fo:country="RU" officeooo:rsid="02a5a0fa"/>
    </style:style>
    <style:style style:name="T153" style:family="text">
      <style:text-properties fo:language="ru" fo:country="RU" officeooo:rsid="02a5e8ab"/>
    </style:style>
    <style:style style:name="T154" style:family="text">
      <style:text-properties fo:language="ru" fo:country="RU" officeooo:rsid="02f25e91"/>
    </style:style>
    <style:style style:name="T155" style:family="text">
      <style:text-properties fo:language="ru" fo:country="RU" officeooo:rsid="02f29667"/>
    </style:style>
    <style:style style:name="T156" style:family="text">
      <style:text-properties fo:language="ru" fo:country="RU" officeooo:rsid="0135215b"/>
    </style:style>
    <style:style style:name="T157" style:family="text">
      <style:text-properties fo:language="ru" fo:country="RU" officeooo:rsid="02efaeb2"/>
    </style:style>
    <style:style style:name="T158" style:family="text">
      <style:text-properties fo:language="ru" fo:country="RU" officeooo:rsid="02f07443"/>
    </style:style>
    <style:style style:name="T159" style:family="text">
      <style:text-properties fo:language="ru" fo:country="RU" officeooo:rsid="02f45237"/>
    </style:style>
    <style:style style:name="T160" style:family="text">
      <style:text-properties fo:language="ru" fo:country="RU" officeooo:rsid="02f63f3b"/>
    </style:style>
    <style:style style:name="T161" style:family="text">
      <style:text-properties fo:language="ru" fo:country="RU" officeooo:rsid="02f6bb36"/>
    </style:style>
    <style:style style:name="T162" style:family="text">
      <style:text-properties fo:language="ru" fo:country="RU" officeooo:rsid="02f89262"/>
    </style:style>
    <style:style style:name="T163" style:family="text">
      <style:text-properties fo:language="ru" fo:country="RU" officeooo:rsid="02faf8e9"/>
    </style:style>
    <style:style style:name="T164" style:family="text">
      <style:text-properties fo:language="ru" fo:country="RU" officeooo:rsid="02f96f2d"/>
    </style:style>
    <style:style style:name="T165" style:family="text">
      <style:text-properties fo:language="ru" fo:country="RU" officeooo:rsid="0305a991"/>
    </style:style>
    <style:style style:name="T166" style:family="text">
      <style:text-properties fo:language="ru" fo:country="RU" officeooo:rsid="03597257"/>
    </style:style>
    <style:style style:name="T167" style:family="text">
      <style:text-properties fo:language="ru" fo:country="RU" officeooo:rsid="032ef850"/>
    </style:style>
    <style:style style:name="T168" style:family="text">
      <style:text-properties fo:language="ru" fo:country="RU" officeooo:rsid="02fc9825"/>
    </style:style>
    <style:style style:name="T169" style:family="text">
      <style:text-properties fo:language="ru" fo:country="RU" officeooo:rsid="02fe6b87"/>
    </style:style>
    <style:style style:name="T170" style:family="text">
      <style:text-properties fo:language="ru" fo:country="RU" officeooo:rsid="01c386a6"/>
    </style:style>
    <style:style style:name="T171" style:family="text">
      <style:text-properties fo:language="ru" fo:country="RU" officeooo:rsid="0359dbe6"/>
    </style:style>
    <style:style style:name="T172" style:family="text">
      <style:text-properties fo:language="ru" fo:country="RU" officeooo:rsid="03071805"/>
    </style:style>
    <style:style style:name="T173" style:family="text">
      <style:text-properties fo:language="ru" fo:country="RU" officeooo:rsid="035dc0ef"/>
    </style:style>
    <style:style style:name="T174" style:family="text">
      <style:text-properties fo:language="ru" fo:country="RU" officeooo:rsid="0340481b"/>
    </style:style>
    <style:style style:name="T175" style:family="text">
      <style:text-properties fo:language="ru" fo:country="RU" officeooo:rsid="03418fe5"/>
    </style:style>
    <style:style style:name="T176" style:family="text">
      <style:text-properties fo:language="ru" fo:country="RU" officeooo:rsid="034383b3"/>
    </style:style>
    <style:style style:name="T177" style:family="text">
      <style:text-properties fo:language="ru" fo:country="RU" officeooo:rsid="034514af"/>
    </style:style>
    <style:style style:name="T178" style:family="text">
      <style:text-properties fo:language="ru" fo:country="RU" officeooo:rsid="035c13a5"/>
    </style:style>
    <style:style style:name="T179" style:family="text">
      <style:text-properties fo:language="ru" fo:country="RU" officeooo:rsid="035dc0ef" fo:background-color="#ffff00" loext:char-shading-value="0"/>
    </style:style>
    <style:style style:name="T180" style:family="text">
      <style:text-properties fo:language="ru" fo:country="RU" officeooo:rsid="035ee637" fo:background-color="#ffff00" loext:char-shading-value="0"/>
    </style:style>
    <style:style style:name="T181" style:family="text">
      <style:text-properties fo:language="ru" fo:country="RU" officeooo:rsid="034e5d9d" fo:background-color="#ffff00" loext:char-shading-value="0"/>
    </style:style>
    <style:style style:name="T182" style:family="text">
      <style:text-properties fo:language="ru" fo:country="RU" officeooo:rsid="03afc98f" fo:background-color="#ffff00" loext:char-shading-value="0"/>
    </style:style>
    <style:style style:name="T183" style:family="text">
      <style:text-properties fo:language="ru" fo:country="RU" officeooo:rsid="03c63aa2" fo:background-color="#ffff00" loext:char-shading-value="0"/>
    </style:style>
    <style:style style:name="T184" style:family="text">
      <style:text-properties fo:language="ru" fo:country="RU" officeooo:rsid="03c7c107" fo:background-color="#ffff00" loext:char-shading-value="0"/>
    </style:style>
    <style:style style:name="T185" style:family="text">
      <style:text-properties fo:language="ru" fo:country="RU" officeooo:rsid="03c9b2ac" fo:background-color="#ffff00" loext:char-shading-value="0"/>
    </style:style>
    <style:style style:name="T186" style:family="text">
      <style:text-properties fo:language="ru" fo:country="RU" officeooo:rsid="03bbe83a" fo:background-color="#ffff00" loext:char-shading-value="0"/>
    </style:style>
    <style:style style:name="T187" style:family="text">
      <style:text-properties fo:language="ru" fo:country="RU" officeooo:rsid="03caf9ff" fo:background-color="#ffff00" loext:char-shading-value="0"/>
    </style:style>
    <style:style style:name="T188" style:family="text">
      <style:text-properties fo:language="ru" fo:country="RU" officeooo:rsid="03d73594"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4c8ca"/>
    </style:style>
    <style:style style:name="T203" style:family="text">
      <style:text-properties fo:language="ru" fo:country="RU" officeooo:rsid="035346ee"/>
    </style:style>
    <style:style style:name="T204" style:family="text">
      <style:text-properties fo:language="ru" fo:country="RU" officeooo:rsid="03526e24"/>
    </style:style>
    <style:style style:name="T205" style:family="text">
      <style:text-properties fo:language="ru" fo:country="RU" officeooo:rsid="03569bbd"/>
    </style:style>
    <style:style style:name="T206" style:family="text">
      <style:text-properties fo:language="ru" fo:country="RU" officeooo:rsid="03511121"/>
    </style:style>
    <style:style style:name="T207" style:family="text">
      <style:text-properties fo:language="ru" fo:country="RU" officeooo:rsid="03625f38"/>
    </style:style>
    <style:style style:name="T208" style:family="text">
      <style:text-properties fo:language="ru" fo:country="RU" officeooo:rsid="038ef1ee"/>
    </style:style>
    <style:style style:name="T209" style:family="text">
      <style:text-properties fo:language="ru" fo:country="RU" officeooo:rsid="0391ac23"/>
    </style:style>
    <style:style style:name="T210" style:family="text">
      <style:text-properties fo:language="ru" fo:country="RU" officeooo:rsid="03935606"/>
    </style:style>
    <style:style style:name="T211" style:family="text">
      <style:text-properties fo:language="ru" fo:country="RU" officeooo:rsid="039653b7"/>
    </style:style>
    <style:style style:name="T212" style:family="text">
      <style:text-properties fo:language="ru" fo:country="RU" officeooo:rsid="03946dea"/>
    </style:style>
    <style:style style:name="T213" style:family="text">
      <style:text-properties fo:language="ru" fo:country="RU" officeooo:rsid="039b0fc6"/>
    </style:style>
    <style:style style:name="T214" style:family="text">
      <style:text-properties fo:language="ru" fo:country="RU" officeooo:rsid="039809e4"/>
    </style:style>
    <style:style style:name="T215" style:family="text">
      <style:text-properties fo:language="ru" fo:country="RU" officeooo:rsid="0398b1a3"/>
    </style:style>
    <style:style style:name="T216" style:family="text">
      <style:text-properties fo:language="ru" fo:country="RU" officeooo:rsid="0399f1ba"/>
    </style:style>
    <style:style style:name="T217" style:family="text">
      <style:text-properties fo:language="ru" fo:country="RU" officeooo:rsid="039ab30e"/>
    </style:style>
    <style:style style:name="T218" style:family="text">
      <style:text-properties fo:language="ru" fo:country="RU" officeooo:rsid="039c5159"/>
    </style:style>
    <style:style style:name="T219" style:family="text">
      <style:text-properties fo:language="ru" fo:country="RU" officeooo:rsid="039dec0e"/>
    </style:style>
    <style:style style:name="T220" style:family="text">
      <style:text-properties fo:language="ru" fo:country="RU" officeooo:rsid="039fbaae"/>
    </style:style>
    <style:style style:name="T221" style:family="text">
      <style:text-properties fo:language="ru" fo:country="RU" officeooo:rsid="03a40fcd"/>
    </style:style>
    <style:style style:name="T222" style:family="text">
      <style:text-properties fo:language="ru" fo:country="RU" officeooo:rsid="03a24917"/>
    </style:style>
    <style:style style:name="T223" style:family="text">
      <style:text-properties fo:language="ru" fo:country="RU" officeooo:rsid="03a52cca"/>
    </style:style>
    <style:style style:name="T224" style:family="text">
      <style:text-properties fo:language="ru" fo:country="RU" officeooo:rsid="03a6fd75"/>
    </style:style>
    <style:style style:name="T225" style:family="text">
      <style:text-properties fo:language="ru" fo:country="RU" officeooo:rsid="03a7ae67"/>
    </style:style>
    <style:style style:name="T226" style:family="text">
      <style:text-properties fo:language="ru" fo:country="RU" officeooo:rsid="03a7ec8e"/>
    </style:style>
    <style:style style:name="T227" style:family="text">
      <style:text-properties fo:language="ru" fo:country="RU" officeooo:rsid="03abe033"/>
    </style:style>
    <style:style style:name="T228" style:family="text">
      <style:text-properties fo:language="ru" fo:country="RU" officeooo:rsid="03add80c"/>
    </style:style>
    <style:style style:name="T229" style:family="text">
      <style:text-properties fo:language="ru" fo:country="RU" officeooo:rsid="03afc98f"/>
    </style:style>
    <style:style style:name="T230" style:family="text">
      <style:text-properties fo:language="ru" fo:country="RU" officeooo:rsid="03b085a8"/>
    </style:style>
    <style:style style:name="T231" style:family="text">
      <style:text-properties fo:language="ru" fo:country="RU" officeooo:rsid="03b24bcb"/>
    </style:style>
    <style:style style:name="T232" style:family="text">
      <style:text-properties fo:language="ru" fo:country="RU" officeooo:rsid="03b32f39"/>
    </style:style>
    <style:style style:name="T233" style:family="text">
      <style:text-properties fo:language="ru" fo:country="RU" officeooo:rsid="03b494c8"/>
    </style:style>
    <style:style style:name="T234" style:family="text">
      <style:text-properties fo:language="ru" fo:country="RU" officeooo:rsid="03b41447"/>
    </style:style>
    <style:style style:name="T235" style:family="text">
      <style:text-properties fo:language="ru" fo:country="RU" officeooo:rsid="03b60106"/>
    </style:style>
    <style:style style:name="T236" style:family="text">
      <style:text-properties fo:language="ru" fo:country="RU" officeooo:rsid="03b6e097"/>
    </style:style>
    <style:style style:name="T237" style:family="text">
      <style:text-properties fo:language="ru" fo:country="RU" officeooo:rsid="03b7f0be"/>
    </style:style>
    <style:style style:name="T238" style:family="text">
      <style:text-properties fo:language="ru" fo:country="RU" officeooo:rsid="03b94247"/>
    </style:style>
    <style:style style:name="T239" style:family="text">
      <style:text-properties fo:language="ru" fo:country="RU" officeooo:rsid="03c5d787"/>
    </style:style>
    <style:style style:name="T240" style:family="text">
      <style:text-properties fo:language="ru" fo:country="RU" officeooo:rsid="03c63aa2"/>
    </style:style>
    <style:style style:name="T241" style:family="text">
      <style:text-properties fo:language="ru" fo:country="RU" officeooo:rsid="03bdcdb1"/>
    </style:style>
    <style:style style:name="T242" style:family="text">
      <style:text-properties fo:language="ru" fo:country="RU" officeooo:rsid="03bf4941"/>
    </style:style>
    <style:style style:name="T243" style:family="text">
      <style:text-properties fo:language="ru" fo:country="RU" officeooo:rsid="03c147cc"/>
    </style:style>
    <style:style style:name="T244" style:family="text">
      <style:text-properties fo:language="ru" fo:country="RU" officeooo:rsid="03c29331"/>
    </style:style>
    <style:style style:name="T245" style:family="text">
      <style:text-properties fo:language="ru" fo:country="RU" officeooo:rsid="03c346f9"/>
    </style:style>
    <style:style style:name="T246" style:family="text">
      <style:text-properties fo:language="ru" fo:country="RU" officeooo:rsid="03d05011"/>
    </style:style>
    <style:style style:name="T247" style:family="text">
      <style:text-properties fo:language="ru" fo:country="RU" officeooo:rsid="03ce75e2"/>
    </style:style>
    <style:style style:name="T248" style:family="text">
      <style:text-properties fo:language="ru" fo:country="RU" officeooo:rsid="03d0afb1"/>
    </style:style>
    <style:style style:name="T249" style:family="text">
      <style:text-properties fo:language="ru" fo:country="RU" officeooo:rsid="03d1ac9b"/>
    </style:style>
    <style:style style:name="T250" style:family="text">
      <style:text-properties fo:language="ru" fo:country="RU" officeooo:rsid="03d259ff"/>
    </style:style>
    <style:style style:name="T251" style:family="text">
      <style:text-properties fo:language="ru" fo:country="RU" officeooo:rsid="03d31187"/>
    </style:style>
    <style:style style:name="T252" style:family="text">
      <style:text-properties fo:language="ru" fo:country="RU" officeooo:rsid="03d361d8"/>
    </style:style>
    <style:style style:name="T253" style:family="text">
      <style:text-properties fo:language="ru" fo:country="RU" officeooo:rsid="03d599ba"/>
    </style:style>
    <style:style style:name="T254" style:family="text">
      <style:text-properties fo:language="ru" fo:country="RU" officeooo:rsid="03d45610"/>
    </style:style>
    <style:style style:name="T255" style:family="text">
      <style:text-properties fo:language="ru" fo:country="RU" officeooo:rsid="03d812b5"/>
    </style:style>
    <style:style style:name="T256" style:family="text">
      <style:text-properties fo:language="ru" fo:country="RU" officeooo:rsid="03d73594"/>
    </style:style>
    <style:style style:name="T257" style:family="text">
      <style:text-properties fo:language="ru" fo:country="RU" fo:font-style="italic" fo:font-weight="bold" style:font-style-asian="italic" style:font-weight-asian="bold" style:font-style-complex="italic" style:font-weight-complex="bold"/>
    </style:style>
    <style:style style:name="T258" style:family="text">
      <style:text-properties fo:language="ru" fo:country="RU" fo:font-style="italic" fo:font-weight="bold" officeooo:rsid="030ca7ce" style:font-style-asian="italic" style:font-weight-asian="bold" style:font-style-complex="italic" style:font-weight-complex="bold"/>
    </style:style>
    <style:style style:name="T259" style:family="text">
      <style:text-properties fo:language="ru" fo:country="RU" officeooo:rsid="0328cc18"/>
    </style:style>
    <style:style style:name="T260" style:family="text">
      <style:text-properties fo:language="ru" fo:country="RU" officeooo:rsid="03018a0e"/>
    </style:style>
    <style:style style:name="T261" style:family="text">
      <style:text-properties fo:language="ru" fo:country="RU" officeooo:rsid="032c7896"/>
    </style:style>
    <style:style style:name="T262" style:family="text">
      <style:text-properties fo:language="ru" fo:country="RU" officeooo:rsid="0332bc9b"/>
    </style:style>
    <style:style style:name="T263" style:family="text">
      <style:text-properties fo:language="ru" fo:country="RU" officeooo:rsid="032f3b89"/>
    </style:style>
    <style:style style:name="T264" style:family="text">
      <style:text-properties fo:language="ru" fo:country="RU" officeooo:rsid="03310ff2"/>
    </style:style>
    <style:style style:name="T265" style:family="text">
      <style:text-properties fo:language="ru" fo:country="RU" officeooo:rsid="03658168"/>
    </style:style>
    <style:style style:name="T266" style:family="text">
      <style:text-properties fo:language="ru" fo:country="RU" officeooo:rsid="036b4ca2"/>
    </style:style>
    <style:style style:name="T267" style:family="text">
      <style:text-properties fo:language="ru" fo:country="RU" officeooo:rsid="038ceaa1"/>
    </style:style>
    <style:style style:name="T268" style:family="text">
      <style:text-properties fo:language="ru" fo:country="RU" officeooo:rsid="037ea35f"/>
    </style:style>
    <style:style style:name="T269" style:family="text">
      <style:text-properties fo:language="ru" fo:country="RU" officeooo:rsid="037fe5df"/>
    </style:style>
    <style:style style:name="T270" style:family="text">
      <style:text-properties fo:language="ru" fo:country="RU" officeooo:rsid="03807614"/>
    </style:style>
    <style:style style:name="T271" style:family="text">
      <style:text-properties fo:language="ru" fo:country="RU" officeooo:rsid="038a2166"/>
    </style:style>
    <style:style style:name="T272" style:family="text">
      <style:text-properties fo:language="ru" fo:country="RU" officeooo:rsid="038d644c"/>
    </style:style>
    <style:style style:name="T273" style:family="text">
      <style:text-properties fo:language="ru" fo:country="RU" officeooo:rsid="038299cb"/>
    </style:style>
    <style:style style:name="T274" style:family="text">
      <style:text-properties fo:language="ru" fo:country="RU" officeooo:rsid="0388d214"/>
    </style:style>
    <style:style style:name="T275" style:family="text">
      <style:text-properties fo:language="ru" fo:country="RU" officeooo:rsid="0179ceb9"/>
    </style:style>
    <style:style style:name="T276" style:family="text">
      <style:text-properties fo:language="ru" fo:country="RU" officeooo:rsid="03667c86"/>
    </style:style>
    <style:style style:name="T277" style:family="text">
      <style:text-properties fo:language="ru" fo:country="RU" officeooo:rsid="02bfe583"/>
    </style:style>
    <style:style style:name="T278" style:family="text">
      <style:text-properties fo:language="ru" fo:country="RU" officeooo:rsid="02c12a72"/>
    </style:style>
    <style:style style:name="T279" style:family="text">
      <style:text-properties fo:language="ru" fo:country="RU" officeooo:rsid="01a51461"/>
    </style:style>
    <style:style style:name="T280" style:family="text">
      <style:text-properties fo:language="ru" fo:country="RU" officeooo:rsid="02c30232"/>
    </style:style>
    <style:style style:name="T281" style:family="text">
      <style:text-properties fo:language="ru" fo:country="RU" officeooo:rsid="017b4e5e"/>
    </style:style>
    <style:style style:name="T282" style:family="text">
      <style:text-properties fo:language="ru" fo:country="RU" officeooo:rsid="01b2cbb3"/>
    </style:style>
    <style:style style:name="T283" style:family="text">
      <style:text-properties fo:language="ru" fo:country="RU" officeooo:rsid="019fcfd6"/>
    </style:style>
    <style:style style:name="T284" style:family="text">
      <style:text-properties fo:language="ru" fo:country="RU" officeooo:rsid="01a014c2"/>
    </style:style>
    <style:style style:name="T285" style:family="text">
      <style:text-properties fo:language="ru" fo:country="RU" officeooo:rsid="019e9021"/>
    </style:style>
    <style:style style:name="T286" style:family="text">
      <style:text-properties fo:language="ru" fo:country="RU" officeooo:rsid="02d1e734"/>
    </style:style>
    <style:style style:name="T287" style:family="text">
      <style:text-properties fo:language="ru" fo:country="RU" officeooo:rsid="02d57940"/>
    </style:style>
    <style:style style:name="T288" style:family="text">
      <style:text-properties fo:language="ru" fo:country="RU" officeooo:rsid="02d3b7f0"/>
    </style:style>
    <style:style style:name="T289" style:family="text">
      <style:text-properties fo:language="ru" fo:country="RU" officeooo:rsid="02d5d240"/>
    </style:style>
    <style:style style:name="T290" style:family="text">
      <style:text-properties fo:language="ru" fo:country="RU" officeooo:rsid="0367673a"/>
    </style:style>
    <style:style style:name="T291" style:family="text">
      <style:text-properties officeooo:rsid="02226352"/>
    </style:style>
    <style:style style:name="T292" style:family="text">
      <style:text-properties officeooo:rsid="03daad5f"/>
    </style:style>
    <style:style style:name="T293" style:family="text">
      <style:text-properties officeooo:rsid="03dc6b3f"/>
    </style:style>
    <style:style style:name="T294" style:family="text">
      <style:text-properties officeooo:rsid="020fa8f2"/>
    </style:style>
    <style:style style:name="T295" style:family="text">
      <style:text-properties officeooo:rsid="021014ed"/>
    </style:style>
    <style:style style:name="T296" style:family="text">
      <style:text-properties officeooo:rsid="02b74a49"/>
    </style:style>
    <style:style style:name="T297" style:family="text">
      <style:text-properties officeooo:rsid="03de5f36"/>
    </style:style>
    <style:style style:name="T298" style:family="text">
      <style:text-properties officeooo:rsid="03df600c"/>
    </style:style>
    <style:style style:name="T299" style:family="text">
      <style:text-properties officeooo:rsid="020a01b5"/>
    </style:style>
    <style:style style:name="T300" style:family="text">
      <style:text-properties officeooo:rsid="03e18d7e"/>
    </style:style>
    <style:style style:name="T301" style:family="text">
      <style:text-properties fo:language="en" fo:country="US"/>
    </style:style>
    <style:style style:name="T302" style:family="text">
      <style:text-properties fo:language="en" fo:country="US" officeooo:rsid="02257e6c"/>
    </style:style>
    <style:style style:name="T303" style:family="text">
      <style:text-properties fo:language="en" fo:country="US" officeooo:rsid="022bd978"/>
    </style:style>
    <style:style style:name="T304" style:family="text">
      <style:text-properties fo:language="en" fo:country="US" officeooo:rsid="01a15bc4"/>
    </style:style>
    <style:style style:name="T305" style:family="text">
      <style:text-properties fo:language="en" fo:country="US" officeooo:rsid="019bde14"/>
    </style:style>
    <style:style style:name="T306" style:family="text">
      <style:text-properties fo:language="en" fo:country="US" officeooo:rsid="022f01b8"/>
    </style:style>
    <style:style style:name="T307" style:family="text">
      <style:text-properties fo:language="en" fo:country="US" officeooo:rsid="03e332aa"/>
    </style:style>
    <style:style style:name="T308" style:family="text">
      <style:text-properties fo:language="en" fo:country="US" officeooo:rsid="03e65356"/>
    </style:style>
    <style:style style:name="T309" style:family="text">
      <style:text-properties fo:language="en" fo:country="US" fo:background-color="transparent" loext:char-shading-value="0"/>
    </style:style>
    <style:style style:name="T310" style:family="text">
      <style:text-properties fo:language="en" fo:country="US" officeooo:rsid="0243bddf" fo:background-color="transparent" loext:char-shading-value="0"/>
    </style:style>
    <style:style style:name="T311" style:family="text">
      <style:text-properties fo:language="en" fo:country="US" officeooo:rsid="01f95797" fo:background-color="transparent" loext:char-shading-value="0"/>
    </style:style>
    <style:style style:name="T312" style:family="text">
      <style:text-properties fo:language="en" fo:country="US" officeooo:rsid="02003a92" fo:background-color="transparent" loext:char-shading-value="0"/>
    </style:style>
    <style:style style:name="T313" style:family="text">
      <style:text-properties fo:language="en" fo:country="US" officeooo:rsid="023cb3eb" fo:background-color="transparent" loext:char-shading-value="0"/>
    </style:style>
    <style:style style:name="T314" style:family="text">
      <style:text-properties fo:language="en" fo:country="US" officeooo:rsid="0232c982" fo:background-color="transparent" loext:char-shading-value="0"/>
    </style:style>
    <style:style style:name="T315" style:family="text">
      <style:text-properties fo:language="en" fo:country="US" officeooo:rsid="02467ba1" fo:background-color="transparent" loext:char-shading-value="0"/>
    </style:style>
    <style:style style:name="T316" style:family="text">
      <style:text-properties fo:language="en" fo:country="US" officeooo:rsid="02824caa" fo:background-color="transparent" loext:char-shading-value="0"/>
    </style:style>
    <style:style style:name="T317" style:family="text">
      <style:text-properties fo:language="en" fo:country="US" officeooo:rsid="0282e0e0" fo:background-color="transparent" loext:char-shading-value="0"/>
    </style:style>
    <style:style style:name="T318" style:family="text">
      <style:text-properties fo:language="en" fo:country="US" officeooo:rsid="02433408"/>
    </style:style>
    <style:style style:name="T319" style:family="text">
      <style:text-properties fo:language="en" fo:country="US" officeooo:rsid="03597257"/>
    </style:style>
    <style:style style:name="T320" style:family="text">
      <style:text-properties fo:language="en" fo:country="US" officeooo:rsid="03fa50dc"/>
    </style:style>
    <style:style style:name="T321" style:family="text">
      <style:text-properties fo:language="en" fo:country="US" officeooo:rsid="03fb4820"/>
    </style:style>
    <style:style style:name="T322" style:family="text">
      <style:text-properties fo:language="en" fo:country="US" fo:font-weight="bold" officeooo:rsid="02157838" style:font-weight-asian="bold" style:font-weight-complex="bold"/>
    </style:style>
    <style:style style:name="T323" style:family="text">
      <style:text-properties officeooo:rsid="02257e6c"/>
    </style:style>
    <style:style style:name="T324" style:family="text">
      <style:text-properties officeooo:rsid="0254f986"/>
    </style:style>
    <style:style style:name="T325" style:family="text">
      <style:text-properties style:text-position="sub 58%" fo:language="en" fo:country="US"/>
    </style:style>
    <style:style style:name="T326" style:family="text">
      <style:text-properties style:text-position="sub 58%" fo:language="en" fo:country="US" style:font-size-asian="10.5pt"/>
    </style:style>
    <style:style style:name="T327" style:family="text">
      <style:text-properties style:text-position="sub 58%" fo:language="ru" fo:country="RU" officeooo:rsid="0114fb40"/>
    </style:style>
    <style:style style:name="T328" style:family="text">
      <style:text-properties style:text-position="sub 58%" officeooo:rsid="030c542f"/>
    </style:style>
    <style:style style:name="T329" style:family="text">
      <style:text-properties style:text-position="sub 58%" officeooo:rsid="03290a8b"/>
    </style:style>
    <style:style style:name="T330" style:family="text">
      <style:text-properties style:text-position="0% 100%" fo:language="ru" fo:country="RU" officeooo:rsid="0114fb40"/>
    </style:style>
    <style:style style:name="T331" style:family="text">
      <style:text-properties style:text-position="0% 100%" fo:language="en" fo:country="US"/>
    </style:style>
    <style:style style:name="T332" style:family="text">
      <style:text-properties style:text-position="0% 100%" fo:language="en" fo:country="US" officeooo:rsid="020572cc"/>
    </style:style>
    <style:style style:name="T333" style:family="text">
      <style:text-properties style:text-position="0% 100%" fo:language="en" fo:country="US" officeooo:rsid="0240b852"/>
    </style:style>
    <style:style style:name="T334" style:family="text">
      <style:text-properties style:text-position="0% 100%" fo:language="en" fo:country="US" officeooo:rsid="0237717f"/>
    </style:style>
    <style:style style:name="T335" style:family="text">
      <style:text-properties style:text-position="0% 100%" fo:language="en" fo:country="US" officeooo:rsid="0240b852" fo:background-color="transparent" loext:char-shading-value="0"/>
    </style:style>
    <style:style style:name="T336" style:family="text">
      <style:text-properties style:text-position="0% 100%" fo:language="en" fo:country="US" officeooo:rsid="023e832c" fo:background-color="transparent" loext:char-shading-value="0"/>
    </style:style>
    <style:style style:name="T337" style:family="text">
      <style:text-properties style:text-position="0% 100%" fo:language="bg" fo:country="BG"/>
    </style:style>
    <style:style style:name="T338" style:family="text">
      <style:text-properties style:text-position="0% 100%" fo:language="bg" fo:country="BG" officeooo:rsid="0204e267"/>
    </style:style>
    <style:style style:name="T339" style:family="text">
      <style:text-properties style:text-position="0% 100%" fo:language="bg" fo:country="BG" officeooo:rsid="020572cc"/>
    </style:style>
    <style:style style:name="T340" style:family="text">
      <style:text-properties style:text-position="0% 100%" fo:language="bg" fo:country="BG" officeooo:rsid="0237717f"/>
    </style:style>
    <style:style style:name="T341" style:family="text">
      <style:text-properties style:text-position="0% 100%" fo:language="bg" fo:country="BG" officeooo:rsid="02316f69"/>
    </style:style>
    <style:style style:name="T342" style:family="text">
      <style:text-properties style:text-position="0% 100%" fo:language="bg" fo:country="BG" officeooo:rsid="024292dc"/>
    </style:style>
    <style:style style:name="T343" style:family="text">
      <style:text-properties style:text-position="0% 100%" fo:language="bg" fo:country="BG" officeooo:rsid="03e684b2"/>
    </style:style>
    <style:style style:name="T344" style:family="text">
      <style:text-properties style:text-position="0% 100%" fo:language="bg" fo:country="BG" officeooo:rsid="020252a4" fo:background-color="transparent" loext:char-shading-value="0"/>
    </style:style>
    <style:style style:name="T345" style:family="text">
      <style:text-properties style:text-position="0% 100%" fo:language="bg" fo:country="BG" officeooo:rsid="023e832c" fo:background-color="transparent" loext:char-shading-value="0"/>
    </style:style>
    <style:style style:name="T346" style:family="text">
      <style:text-properties style:text-position="0% 100%" fo:language="bg" fo:country="BG" officeooo:rsid="023cb3eb"/>
    </style:style>
    <style:style style:name="T347" style:family="text">
      <style:text-properties style:text-position="0% 100%" style:font-name="Times New Roman" fo:language="en" fo:country="US" officeooo:rsid="02647b4a" fo:background-color="transparent" loext:char-shading-value="0"/>
    </style:style>
    <style:style style:name="T348" style:family="text">
      <style:text-properties style:text-position="0% 100%" style:font-name="Times New Roman" fo:language="en" fo:country="US" officeooo:rsid="024d3423" fo:background-color="transparent" loext:char-shading-value="0"/>
    </style:style>
    <style:style style:name="T349" style:family="text">
      <style:text-properties style:text-position="0% 100%" style:font-name="Times New Roman" fo:language="bg" fo:country="BG" officeooo:rsid="0269e92a" fo:background-color="transparent" loext:char-shading-value="0"/>
    </style:style>
    <style:style style:name="T350" style:family="text">
      <style:text-properties style:text-position="0% 100%" style:font-name="Times New Roman" fo:language="bg" fo:country="BG" officeooo:rsid="03e9781e" fo:background-color="transparent" loext:char-shading-value="0"/>
    </style:style>
    <style:style style:name="T351" style:family="text">
      <style:text-properties style:text-position="0% 100%" style:font-name="Times New Roman" fo:language="bg" fo:country="BG" officeooo:rsid="026b2712" fo:background-color="transparent" loext:char-shading-value="0"/>
    </style:style>
    <style:style style:name="T352" style:family="text">
      <style:text-properties style:text-position="0% 100%" style:font-name="Times New Roman" fo:language="bg" fo:country="BG" officeooo:rsid="03eb0097" fo:background-color="transparent" loext:char-shading-value="0"/>
    </style:style>
    <style:style style:name="T353" style:family="text">
      <style:text-properties style:text-position="0% 100%" style:font-name="Times New Roman" fo:language="bg" fo:country="BG" officeooo:rsid="026dfc35" fo:background-color="transparent" loext:char-shading-value="0"/>
    </style:style>
    <style:style style:name="T354" style:family="text">
      <style:text-properties style:text-position="0% 100%" style:font-name="Times New Roman4" fo:language="bg" fo:country="BG" officeooo:rsid="024d3423" fo:background-color="transparent" loext:char-shading-value="0"/>
    </style:style>
    <style:style style:name="T355" style:family="text">
      <style:text-properties officeooo:rsid="022ddc5f"/>
    </style:style>
    <style:style style:name="T356" style:family="text">
      <style:text-properties fo:color="#009933" fo:language="bg" fo:country="BG" officeooo:rsid="03e332aa" fo:background-color="#ffff00" loext:char-shading-value="0"/>
    </style:style>
    <style:style style:name="T35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8" style:family="text">
      <style:text-properties fo:color="#009933" officeooo:rsid="0296cb70"/>
    </style:style>
    <style:style style:name="T359" style:family="text">
      <style:text-properties fo:color="#009933" officeooo:rsid="030c542f"/>
    </style:style>
    <style:style style:name="T360" style:family="text">
      <style:text-properties fo:color="#009933" fo:language="ru" fo:country="RU" officeooo:rsid="0309e951" fo:background-color="transparent" loext:char-shading-value="0"/>
    </style:style>
    <style:style style:name="T361" style:family="text">
      <style:text-properties officeooo:rsid="022f01b8"/>
    </style:style>
    <style:style style:name="T362" style:family="text">
      <style:text-properties style:font-name="Times New Roman4" fo:language="bg" fo:country="BG" officeooo:rsid="024d3423" fo:background-color="transparent" loext:char-shading-value="0"/>
    </style:style>
    <style:style style:name="T363" style:family="text">
      <style:text-properties style:font-name="Times New Roman4" fo:language="bg" fo:country="BG" officeooo:rsid="02647b4a" fo:background-color="transparent" loext:char-shading-value="0"/>
    </style:style>
    <style:style style:name="T364" style:family="text">
      <style:text-properties style:font-name="Times New Roman" fo:language="bg" fo:country="BG" officeooo:rsid="024d3423" fo:background-color="transparent" loext:char-shading-value="0"/>
    </style:style>
    <style:style style:name="T365" style:family="text">
      <style:text-properties style:font-name="Times New Roman" fo:language="bg" fo:country="BG" officeooo:rsid="02647b4a" fo:background-color="transparent" loext:char-shading-value="0"/>
    </style:style>
    <style:style style:name="T366" style:family="text">
      <style:text-properties style:font-name="Times New Roman" fo:language="bg" fo:country="BG" officeooo:rsid="02669ddf" fo:background-color="transparent" loext:char-shading-value="0"/>
    </style:style>
    <style:style style:name="T367" style:family="text">
      <style:text-properties style:font-name="Times New Roman" fo:language="bg" fo:country="BG" officeooo:rsid="026838fc" fo:background-color="transparent" loext:char-shading-value="0"/>
    </style:style>
    <style:style style:name="T368" style:family="text">
      <style:text-properties style:font-name="Times New Roman" fo:language="bg" fo:country="BG" officeooo:rsid="026b2712" fo:background-color="transparent" loext:char-shading-value="0"/>
    </style:style>
    <style:style style:name="T369" style:family="text">
      <style:text-properties style:font-name="Times New Roman" fo:language="bg" fo:country="BG" officeooo:rsid="03e84d50" fo:background-color="transparent" loext:char-shading-value="0"/>
    </style:style>
    <style:style style:name="T370" style:family="text">
      <style:text-properties style:font-name="Times New Roman" fo:language="bg" fo:country="BG" officeooo:rsid="03e9781e" fo:background-color="transparent" loext:char-shading-value="0"/>
    </style:style>
    <style:style style:name="T371" style:family="text">
      <style:text-properties style:font-name="Times New Roman" fo:language="bg" fo:country="BG" officeooo:rsid="0269e92a" fo:background-color="transparent" loext:char-shading-value="0"/>
    </style:style>
    <style:style style:name="T372" style:family="text">
      <style:text-properties style:font-name="Times New Roman" fo:language="bg" fo:country="BG" officeooo:rsid="026dfc35" fo:background-color="transparent" loext:char-shading-value="0"/>
    </style:style>
    <style:style style:name="T373" style:family="text">
      <style:text-properties style:font-name="Times New Roman" fo:language="bg" fo:country="BG" officeooo:rsid="026fab51" fo:background-color="transparent" loext:char-shading-value="0"/>
    </style:style>
    <style:style style:name="T374" style:family="text">
      <style:text-properties style:font-name="Times New Roman" fo:language="bg" fo:country="BG" officeooo:rsid="02714d7a" fo:background-color="transparent" loext:char-shading-value="0"/>
    </style:style>
    <style:style style:name="T375" style:family="text">
      <style:text-properties style:font-name="Times New Roman" fo:language="bg" fo:country="BG" officeooo:rsid="0272886e" fo:background-color="#ffff00" loext:char-shading-value="0"/>
    </style:style>
    <style:style style:name="T376" style:family="text">
      <style:text-properties style:font-name="Times New Roman" fo:language="bg" fo:country="BG" officeooo:rsid="02a5e8ab" style:font-size-asian="10.5pt"/>
    </style:style>
    <style:style style:name="T377" style:family="text">
      <style:text-properties style:font-name="Times New Roman" fo:language="en" fo:country="US" officeooo:rsid="02714d7a" fo:background-color="transparent" loext:char-shading-value="0"/>
    </style:style>
    <style:style style:name="T378" style:family="text">
      <style:text-properties officeooo:rsid="03e84d50"/>
    </style:style>
    <style:style style:name="T379" style:family="text">
      <style:text-properties fo:font-variant="normal" fo:text-transform="none" style:text-position="0% 100%" fo:font-style="normal" style:text-underline-style="none" fo:font-weight="normal"/>
    </style:style>
    <style:style style:name="T380" style:family="text">
      <style:text-properties officeooo:rsid="028fdca1"/>
    </style:style>
    <style:style style:name="T381" style:family="text">
      <style:text-properties officeooo:rsid="029210c9"/>
    </style:style>
    <style:style style:name="T382" style:family="text">
      <style:text-properties fo:font-style="italic" fo:font-weight="bold" style:font-style-asian="italic" style:font-weight-asian="bold" style:font-style-complex="italic" style:font-weight-complex="bold"/>
    </style:style>
    <style:style style:name="T383" style:family="text">
      <style:text-properties fo:font-style="italic" fo:font-weight="bold" officeooo:rsid="0118445e" style:font-style-asian="italic" style:font-weight-asian="bold" style:font-style-complex="italic" style:font-weight-complex="bold"/>
    </style:style>
    <style:style style:name="T384" style:family="text">
      <style:text-properties fo:font-style="italic" fo:font-weight="bold" officeooo:rsid="03eb88ae" style:font-style-asian="italic" style:font-weight-asian="bold" style:font-style-complex="italic" style:font-weight-complex="bold"/>
    </style:style>
    <style:style style:name="T385" style:family="text">
      <style:text-properties fo:font-style="italic" officeooo:rsid="030c542f" style:font-style-asian="italic" style:font-style-complex="italic"/>
    </style:style>
    <style:style style:name="T386" style:family="text">
      <style:text-properties officeooo:rsid="02dc6837"/>
    </style:style>
    <style:style style:name="T387" style:family="text">
      <style:text-properties officeooo:rsid="0132ef5d"/>
    </style:style>
    <style:style style:name="T388" style:family="text">
      <style:text-properties officeooo:rsid="02a5e8ab"/>
    </style:style>
    <style:style style:name="T389" style:family="text">
      <style:text-properties officeooo:rsid="02ae4f30"/>
    </style:style>
    <style:style style:name="T390" style:family="text">
      <style:text-properties officeooo:rsid="02b0055a"/>
    </style:style>
    <style:style style:name="T391" style:family="text">
      <style:text-properties officeooo:rsid="03ede201"/>
    </style:style>
    <style:style style:name="T392" style:family="text">
      <style:text-properties officeooo:rsid="03ef0d03"/>
    </style:style>
    <style:style style:name="T393" style:family="text">
      <style:text-properties officeooo:rsid="02ae2b29"/>
    </style:style>
    <style:style style:name="T394" style:family="text">
      <style:text-properties officeooo:rsid="02dd60a1"/>
    </style:style>
    <style:style style:name="T395" style:family="text">
      <style:text-properties officeooo:rsid="0135215b"/>
    </style:style>
    <style:style style:name="T396" style:family="text">
      <style:text-properties officeooo:rsid="013a8537"/>
    </style:style>
    <style:style style:name="T397" style:family="text">
      <style:text-properties officeooo:rsid="03bab988"/>
    </style:style>
    <style:style style:name="T398" style:family="text">
      <style:text-properties officeooo:rsid="03b22d9a"/>
    </style:style>
    <style:style style:name="T399" style:family="text">
      <style:text-properties officeooo:rsid="0294d9bb"/>
    </style:style>
    <style:style style:name="T400" style:family="text">
      <style:text-properties officeooo:rsid="0296cb70"/>
    </style:style>
    <style:style style:name="T401" style:family="text">
      <style:text-properties officeooo:rsid="030ca7ce"/>
    </style:style>
    <style:style style:name="T402" style:family="text">
      <style:text-properties officeooo:rsid="030c542f"/>
    </style:style>
    <style:style style:name="T403" style:family="text">
      <style:text-properties officeooo:rsid="030dda5f"/>
    </style:style>
    <style:style style:name="T404" style:family="text">
      <style:text-properties officeooo:rsid="030dda5f" fo:background-color="#ffff00" loext:char-shading-value="0"/>
    </style:style>
    <style:style style:name="T405" style:family="text">
      <style:text-properties officeooo:rsid="038bad68"/>
    </style:style>
    <style:style style:name="T406" style:family="text">
      <style:text-properties officeooo:rsid="038d644c"/>
    </style:style>
    <style:style style:name="T407" style:family="text">
      <style:text-properties officeooo:rsid="0373efca"/>
    </style:style>
    <style:style style:name="T408" style:family="text">
      <style:text-properties officeooo:rsid="037538a4"/>
    </style:style>
    <style:style style:name="T409" style:family="text">
      <style:text-properties officeooo:rsid="037001e3"/>
    </style:style>
    <style:style style:name="T410" style:family="text">
      <style:text-properties officeooo:rsid="038299cb"/>
    </style:style>
    <style:style style:name="T411" style:family="text">
      <style:text-properties officeooo:rsid="03727f09"/>
    </style:style>
    <style:style style:name="T412" style:family="text">
      <style:text-properties officeooo:rsid="0379c197"/>
    </style:style>
    <style:style style:name="T413" style:family="text">
      <style:text-properties officeooo:rsid="037dc8f9"/>
    </style:style>
    <style:style style:name="T414" style:family="text">
      <style:text-properties fo:font-style="normal" fo:font-weight="bold" style:font-style-asian="normal" style:font-weight-asian="bold" style:font-style-complex="normal" style:font-weight-complex="bold"/>
    </style:style>
    <style:style style:name="T415" style:family="text">
      <style:text-properties fo:font-style="normal" fo:font-weight="bold" officeooo:rsid="013a61e8" style:font-style-asian="normal" style:font-weight-asian="bold" style:font-style-complex="normal" style:font-weight-complex="bold"/>
    </style:style>
    <style:style style:name="T416" style:family="text">
      <style:text-properties fo:font-style="normal" fo:font-weight="bold" officeooo:rsid="02ba0ad9" style:font-style-asian="normal" style:font-weight-asian="bold" style:font-style-complex="normal" style:font-weight-complex="bold"/>
    </style:style>
    <style:style style:name="T417" style:family="text">
      <style:text-properties officeooo:rsid="02bc6748"/>
    </style:style>
    <style:style style:name="T418" style:family="text">
      <style:text-properties officeooo:rsid="02d1e734"/>
    </style:style>
    <style:style style:name="T419" style:family="text">
      <style:text-properties officeooo:rsid="02c36bef"/>
    </style:style>
    <style:style style:name="T420" style:family="text">
      <style:text-properties officeooo:rsid="018b830b"/>
    </style:style>
    <style:style style:name="T421" style:family="text">
      <style:text-properties officeooo:rsid="0182f139"/>
    </style:style>
    <style:style style:name="T422" style:family="text">
      <style:text-properties officeooo:rsid="02cec7d8"/>
    </style:style>
    <style:style style:name="T423" style:family="text">
      <style:text-properties officeooo:rsid="02cf3d48"/>
    </style:style>
    <style:style style:name="T424" style:family="text">
      <style:text-properties officeooo:rsid="018bcb40"/>
    </style:style>
    <style:style style:name="T425" style:family="text">
      <style:text-properties officeooo:rsid="02d0d77c"/>
    </style:style>
    <style:style style:name="T426" style:family="text">
      <style:text-properties officeooo:rsid="018fbbd2"/>
    </style:style>
    <style:style style:name="T427" style:family="text">
      <style:text-properties fo:font-weight="bold" officeooo:rsid="018ee703" style:font-weight-asian="bold" style:font-weight-complex="bold"/>
    </style:style>
    <style:style style:name="T428" style:family="text">
      <style:text-properties officeooo:rsid="018ee703"/>
    </style:style>
    <style:style style:name="T429" style:family="text">
      <style:text-properties officeooo:rsid="02165299"/>
    </style:style>
    <style:style style:name="T430" style:family="text">
      <style:text-properties officeooo:rsid="01a70fa8"/>
    </style:style>
    <style:style style:name="T431" style:family="text">
      <style:text-properties officeooo:rsid="01a340ae"/>
    </style:style>
    <style:style style:name="T432" style:family="text">
      <style:text-properties officeooo:rsid="01a914ff"/>
    </style:style>
    <style:style style:name="T433" style:family="text">
      <style:text-properties officeooo:rsid="02d84c28"/>
    </style:style>
    <style:style style:name="T434" style:family="text">
      <style:text-properties officeooo:rsid="0137026c"/>
    </style:style>
    <style:style style:name="T435" style:family="text">
      <style:text-properties officeooo:rsid="01327a68"/>
    </style:style>
    <style:style style:name="T436" style:family="text">
      <style:text-properties officeooo:rsid="01314fd3"/>
    </style:style>
    <style:style style:name="T437" style:family="text">
      <style:text-properties officeooo:rsid="013042a9"/>
    </style:style>
    <style:style style:name="T438" style:family="text">
      <style:text-properties officeooo:rsid="0167ee2d"/>
    </style:style>
    <style:style style:name="T439" style:family="text">
      <style:text-properties officeooo:rsid="01c9d372"/>
    </style:style>
    <style:style style:name="T44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17016887" text:style-name="Thesis_5f_numbering">
        <text:list-item>
          <text:p text:style-name="P74">Материали и методи</text:p>
          <text:list>
            <text:list-item>
              <text:p text:style-name="P73"><text:bookmark-start text:name="__RefHeading__12336_119404090"/>Експериментална постановка<text:bookmark-end text:name="__RefHeading__12336_119404090"/></text:p>
            </text:list-item>
          </text:list>
        </text:list-item>
      </text:list>
      <text:p text:style-name="P57">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7"><text:span text:style-name="T1">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office:annotation office:name="__Fieldmark__13502_119404090"><dc:creator>K </dc:creator><dc:date>2015-12-14T14:28:00</dc:date><text:p>оправи картите!</text:p></office:annotation><text:span text:style-name="T1">.</text:span><office:annotation-end office:name="__Fieldmark__13502_119404090"/></text:p>
      <text:list xml:id="list143422212355551" text:continue-numbering="true" text:style-name="Thesis_5f_numbering">
        <text:list-item>
          <text:list>
            <text:list-item>
              <text:list>
                <text:list-item>
                  <text:p text:style-name="P72">Пилотно изследване в Созополски залив <text:span text:style-name="T2">(2012 г.)</text:span></text:p>
                </text:list-item>
              </text:list>
            </text:list-item>
          </text:list>
        </text:list-item>
      </text:list>
      <text:p text:style-name="P57">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5">па</text:span>дни води, <text:span text:style-name="T6">за да се проследят промените в състава и структурата на зообентосните съобщества, изложени на въздействието му</text:span>.</text:p>
      <text:p text:style-name="P57"><draw:frame draw:style-name="fr1" draw:name="Frame7" text:anchor-type="paragraph" svg:width="16.002cm" draw:z-index="9"><draw:text-box fo:min-height="11.996cm"><text:p text:style-name="Thesis_5f_caption">Фиг. <text:sequence text:ref-name="refФиг.0" text:name="Фиг." text:formula="ooow:Фиг.+1" style:num-format="1">1</text:sequence>. Станции <text:span text:style-name="T438">за пробонабиране </text:span>в Созополския залив (2012 г.). С червена стрелка е отбелязано местоположението на <text:span text:style-name="T439">източника на непречистени отпадни води</text:span> на град Созопол.</text:p></draw:text-box></draw:frame><text:soft-page-break/></text:p>
      <text:p text:style-name="P57"><text:span text:style-name="T7">В</text:span>ъв вътрешността на всяко <text:span text:style-name="T7">от трите</text:span> поле<text:span text:style-name="T7">та от морски треви от р. Zostera в залива</text:span> бяха избрани <text:span text:style-name="T8">по </text:span>две станции. <text:span text:style-name="T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3421671189500" text:continue-numbering="true" text:style-name="Thesis_5f_numbering">
        <text:list-item>
          <text:list>
            <text:list-item>
              <text:list>
                <text:list-item>
                  <text:p text:style-name="P72">Изследвания в Бургаския залив (2013-2014 г.)</text:p>
                </text:list-item>
              </text:list>
            </text:list-item>
          </text:list>
        </text:list-item>
      </text:list>
      <text:p text:style-name="P57">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7">Отново бяха <text:span text:style-name="T10">разгледани предните два типа местообитания в крайбрежната зона (морски треви и пясъци) (</text:span><text:span text:style-name="T11"><text:sequence-ref text:reference-format="category-and-value" text:ref-name="refФиг.1">Фиг. 2</text:sequence-ref></text:span><text:span text:style-name="T10">).</text:span></text:p>
      <text:p text:style-name="P57"><draw:frame draw:style-name="fr1" draw:name="Frame6" text:anchor-type="paragraph" svg:width="16.002cm" draw:z-index="8"><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soft-page-break/></text:p>
      <text:p text:style-name="P5">Във всяко от полетата от морски треви беше избрана само по една станция, за да могат да бъдат <text:span text:style-name="T12">изследвани</text:span> повече полета. От станции Пода, Отманли и Градина бяха събрани <text:span text:style-name="T13">зообентосни </text:span>проби през 2013 и 2014 г.; от станция Ропотамо – <text:span text:style-name="T14">само </text:span>през 2013 г., а от станция Вромос – <text:span text:style-name="T14">само </text:span>през 2014 г.</text:p>
      <text:p text:style-name="P57">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5">а през 2014 г. - едно пробонабиране (юли)</text:span>.</text:p>
      <text:list xml:id="list143423495804043" text:continue-numbering="true" text:style-name="Thesis_5f_numbering">
        <text:list-item>
          <text:list>
            <text:list-item>
              <text:p text:style-name="P73">Полеви методи и лабораторна обработка на пробите</text:p>
            </text:list-item>
          </text:list>
        </text:list-item>
      </text:list>
      <text:p text:style-name="P57"><text:span text:style-name="T16">Полевите изследвания за тази дисертация бяха проведени в периода 2012-2014 г. Пробите бяха събирани в рамките на </text:span><text:span text:style-name="T17">проект </text:span><text:span text:style-name="T18">„</text:span><text:span text:style-name="T19">PERSEUS - </text:span>Стратегически изследвания на морската среда в южните европейски морета“, <text:span text:style-name="T21">ф</text:span>инансиран от Седма Рамкова програма на ЕС<text:span text:style-name="T17">.</text:span></text:p>
      <text:p text:style-name="P6">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57">П<text:span text:style-name="T22">о време на пилотното изследване в Созополски залив п</text:span>рез 2012 г. <text:span text:style-name="T22">беше изпробвана методичната схема на пробонабиране</text:span>. <text:span text:style-name="T23">Събрани бяха зообентосни проби от полета морски треви и от съседните пясъчни местообитания по схемата, описана в т. </text:span><text:span text:style-name="T23"><text:bookmark-ref text:reference-format="number" text:ref-name="__RefHeading__1723_913202925">Error: Reference source not found</text:bookmark-ref></text:span><text:span text:style-name="T20">.</text:span></text:p>
      <text:p text:style-name="P57"><text:soft-page-break/>През 2013-2014 г. <text:span text:style-name="T22">бяха събирани проби в рамките на Големия Бургаски залив от същите два типа местообитания по схемата, описана в т. </text:span><text:span text:style-name="T22"><text:bookmark-ref text:reference-format="number" text:ref-name="__RefHeading__1725_913202925">Error: Reference source not found</text:bookmark-ref></text:span><text:span text:style-name="T22">.</text:span></text:p>
      <text:p text:style-name="P57"><text:span text:style-name="T16">Събрани и обработени бяха общо 134</text:span><text:span text:style-name="T17"> </text:span><text:span text:style-name="T16">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6">56 от полетата от морски треви и 78 от пясъчните местообитания</text:span><office:annotation-end office:name="__Annotation__1836_1828351701"/><text:span text:style-name="T16">).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 Тъй като това е основна задача на тази дисертация, използваният метод на пробонабиране е подходящ за целта.</text:span></text:p>
      <text:p text:style-name="P57"><text:span text:style-name="T16">В мекото пясъчно дъно без растителност пробовзимането се извършваше от лодка с дъночерпател тип Van Veen с опробваща площ 0.05 m</text:span><text:span text:style-name="T24">2</text:span>, <text:span text:style-name="T31">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7">Макрозообентосните организми <text:span text:style-name="T32">бяха</text:span> отдел<text:span text:style-name="T32">яни</text:span> от седимента чрез промиване на малки порции от пробата през сито с диаметър на окото 0.5 mm, след което <text:span text:style-name="T32">бяха</text:span> фиксира<text:span text:style-name="T32">ни</text:span> с 10% разтвор на формалдехид в морска вода.</text:p>
      <text:p text:style-name="P57"><text:span text:style-name="T3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text:span></text:p>
      <text:p text:style-name="P57"><text:span text:style-name="T3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5">2</text:span><text:span text:style-name="T34">.</text:span></text:p>
      <text:p text:style-name="P57"><text:span text:style-name="T3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 Биомасата на всеки вид също беше преизчислена за 1 m</text:span><text:span text:style-name="T25">2</text:span><text:span text:style-name="T34">.</text:span></text:p>
      <text:p text:style-name="P57"><text:span text:style-name="T35">Тези основни параметри на макрозообентосните съобщества </text:span><text:span text:style-name="T37">бяха</text:span><text:span text:style-name="T119"> използва</text:span><text:span text:style-name="T37">ни </text:span><text:span text:style-name="T119">за </text:span><text:span text:style-name="T37">характеризиране на тяхното биоразнообразие, както и за </text:span><text:span text:style-name="T119">изчисляването на индекси</text:span><text:span text:style-name="T37">те</text:span><text:span text:style-name="T119"> за екологично качество на средата.</text:span></text:p>
      <text:list xml:id="list143423545178345" text:continue-numbering="true" text:style-name="Thesis_5f_numbering">
        <text:list-item>
          <text:list>
            <text:list-item>
              <text:p text:style-name="P73"><text:soft-page-break/>Статистическа обработка и анализ на данните</text:p>
            </text:list-item>
          </text:list>
        </text:list-item>
      </text:list>
      <text:p text:style-name="P7"><text:span text:style-name="T36">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8">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43422619130350" text:continue-numbering="true" text:style-name="Thesis_5f_numbering">
        <text:list-item>
          <text:list>
            <text:list-item>
              <text:list>
                <text:list-item>
                  <text:p text:style-name="P72">Методи за характеристика на биоразнообразието на макрозообентосните съобщества</text:p>
                </text:list-item>
              </text:list>
            </text:list-item>
          </text:list>
        </text:list-item>
      </text:list>
      <text:p text:style-name="P8"><text:span text:style-name="T291">Върху събраните данни бяха приложени </text:span>обективни методи за оценка на биоразнообразието, <text:span text:style-name="T291">които </text:span>се използват <text:span text:style-name="T291">рутинно </text:span>в екологичните изследвания. Основната <text:span text:style-name="T292">им </text:span>цел е да се направи количествена оценка на състава и структурата на съобществата, която да позволи <text:span text:style-name="T293">сравнението на последните</text:span> в пространств<text:span text:style-name="T293">ено</text:span> <text:span text:style-name="T291">и/</text:span>или във време<text:span text:style-name="T293">в</text:span>о <text:span text:style-name="T293">отношение</text:span>. Терминът „разнообразие“ обикновено <text:span text:style-name="T29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Оценк<text:span text:style-name="T295">а</text:span>та на биоразнообразието се основава на 3 допускания. <text:span text:style-name="T296">Първото е, че </text:span>всички видове са равн<text:span text:style-name="T297">опоставени</text:span>: не се прави разлика между многобройните и редките видове, <text:span text:style-name="T298">а всички </text:span>имат еднаква тежест в изчисленията <text:span text:style-name="T291">на индексите</text:span>. Относителната пропорция (численост) на един вид в <text:span text:style-name="T29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0"><text:span text:style-name="T300">От своя страна, и</text:span>ндексите за таксономично и функционално разнообразие <text:span text:style-name="T300">се различават по това, че </text:span>не <text:span text:style-name="T291">правят тези допускания: при тях таксономичната идентичност на </text:span>видове<text:span text:style-name="T291">те</text:span> <text:span text:style-name="T291">е от значение</text:span>.</text:p>
      <text:p text:style-name="P10"><text:span text:style-name="T296">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
      <text:p text:style-name="P15">Индекси за биоразнообразие</text:p>
      <text:p text:style-name="P20">Видовото богатство (<text:span text:style-name="T301">species richness, S</text:span>) може да се приеме като най-простия индекс за биоразнообразие. Представлява <text:span text:style-name="T323">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302">d </text:span><text:span text:style-name="T39">на </text:span><text:span text:style-name="T302">Margalef</text:span><text:span text:style-name="T323">),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text:span><text:soft-page-break/><text:span text:style-name="T323">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7"><text:span text:style-name="T32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0">индексът </text:span><text:span text:style-name="T121">на </text:span><text:span text:style-name="T303">Shannon</text:span><text:span text:style-name="T121">-</text:span><text:span text:style-name="T303">W</text:span><text:span text:style-name="T304">iene</text:span><text:span text:style-name="T30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0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1">:</text:span></text:p>
      <text:p text:style-name="P57"/>
      <text:p text:style-name="P21"><draw:frame draw:style-name="fr5"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22">където:</text:p>
      <text:p text:style-name="P23"><text:span text:style-name="T301">p</text:span><text:span text:style-name="T326">i</text:span><text:span text:style-name="T118"> = </text:span>n<text:span text:style-name="T325">i </text:span><text:span text:style-name="T118">/ </text:span>N<text:span text:style-name="T118"> – пропорция на индивидите от вида </text:span><text:span text:style-name="T301">i</text:span><text:span text:style-name="T118"> в пробата <text:line-break/></text:span><text:span text:style-name="T301">n</text:span><text:span text:style-name="T325">i</text:span><text:span text:style-name="T327"> </text:span><text:span text:style-name="T330">-</text:span><text:span text:style-name="T118"> брой индивиди от вида </text:span>i<text:span text:style-name="T118"> в пробата <text:line-break/></text:span><text:span text:style-name="T301">N</text:span><text:span text:style-name="T118"> </text:span><text:span text:style-name="T122">- </text:span><text:span text:style-name="T118">общ брой индивиди от всички видове в пробата</text:span></text:p>
      <text:p text:style-name="P57"/>
      <text:p text:style-name="P57"><text:span text:style-name="T40">В</text:span><text:span text:style-name="T41"> екологичните изследвания </text:span><text:span text:style-name="T123">най-често </text:span><text:span text:style-name="T118">се използва основа 2 </text:span><text:span text:style-name="T4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18">; </text:span><text:span text:style-name="T123">тази основа е използвана и в настоящето изследване.</text:span></text:p>
      <text:p text:style-name="P57"><text:span text:style-name="T306">H’</text:span><text:span text:style-name="T3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42">несигурността при</text:span><text:span text:style-name="T35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307">H’ </text:span><text:span text:style-name="T43">нараства с увеличаването на броя видове и теоретично може да достигне много високи стойности</text:span><text:span text:style-name="T44">, като теоретичният максимум е </text:span><text:span text:style-name="T308">log(S)</text:span><text:span text:style-name="T44">, където </text:span><text:span text:style-name="T308">S </text:span><text:span text:style-name="T44">е броят видове</text:span><text:span text:style-name="T43">. На практика обаче </text:span><text:span text:style-name="T45">в естествените морски екосистеми максималните </text:span><text:span text:style-name="T46">му </text:span><text:span text:style-name="T45">стойности са 4.5 – 5 (</text:span><text:span text:style-name="T356">РЕФ?</text:span><text:span text:style-name="T45">).</text:span></text:p>
      <text:p text:style-name="P57"><text:span text:style-name="T48">П</text:span><text:span text:style-name="T49">аралелно </text:span><text:span text:style-name="T48">с </text:span><text:span text:style-name="T310">H’ </text:span><text:span text:style-name="T48">често </text:span><text:span text:style-name="T49">се използва и индексът на </text:span><text:span text:style-name="T311">Pielou</text:span><text:span text:style-name="T125"> </text:span><text:span text:style-name="T311">J</text:span><text:span text:style-name="T125">’ </text:span><text:span text:style-name="T49">за изравненост на съобществата, който описва доминирането и кодоминирането на видовете:</text:span></text:p>
      <text:p text:style-name="P21"><draw:frame draw:style-name="fr5"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57"><text:span text:style-name="T126">където S e</text:span><text:span text:style-name="T125"> бро</text:span><text:span text:style-name="T126">ят</text:span><text:span text:style-name="T125"> видове в пробата, </text:span><text:span text:style-name="T126">а </text:span><text:span text:style-name="T125">Н’ – индекс</text:span><text:span text:style-name="T126">ът на </text:span><text:span text:style-name="T311">Shannon</text:span><text:span text:style-name="T125">. </text:span><text:span text:style-name="T311">J</text:span><text:span text:style-name="T125">’ варира от 0 (неравномерно съобщество, </text:span><text:span text:style-name="T50">в което </text:span><text:span text:style-name="T125">един или няколко вида силно доминират </text:span><text:span text:style-name="T50">по численост</text:span><text:span text:style-name="T125">) до 1 (напълно равномерно съобщество — нито един вид не доминира; видовете се срещат в равни пропорции).</text:span></text:p>
      <text:p text:style-name="P24"/>
      <text:p text:style-name="P16">Ефективно разнообразие (ефективен брой видове)</text:p>
      <text:p text:style-name="P57"><text:span text:style-name="T361">Трудностите в интерпретацията на </text:span><text:span text:style-name="T318">H’</text:span><text:span text:style-name="T361"> могат да се избегнат чрез превръщането на индекса </text:span><text:span text:style-name="T89">в </text:span><text:span text:style-name="T90">ефективно разнообразие или </text:span><text:span text:style-name="T89">ефективен брой видове – </text:span><text:span text:style-name="T51">броят </text:span><text:span text:style-name="T52">еднакви по честота </text:span><text:span text:style-name="T51">видове, </text:span><text:span text:style-name="T52">които трябва да присъстват в едно теоретично</text:span><text:span text:style-name="T51"> съобщество, </text:span><text:span text:style-name="T52">за да има то</text:span><text:span text:style-name="T51"> същата стойност на индекса за биоразнообразие като изучаваното</text:span><text:span text:style-name="T53">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3">(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 </text:span><text:span text:style-name="T51">Ефективният брой видове е познат също така като </text:span><text:span text:style-name="T55">едно от </text:span><text:span text:style-name="T51">числ</text:span><text:span text:style-name="T55">ата</text:span><text:span text:style-name="T51"> на </text:span><text:span text:style-name="T31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9">. </text:span><text:span text:style-name="T91">Целта на тези числа е да свържат компонентите видово богатство и изравненост на съобществата. </text:span><text:span text:style-name="T92">Те също представляват ентропия (несигурност) и се и</text:span><text:span text:style-name="T91">зчисляват по формулата:</text:span></text:p>
      <text:p text:style-name="P38"><text:soft-page-break/><draw:frame draw:style-name="fr5"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11">където:</text:p>
      <text:p text:style-name="P39"><text:span text:style-name="T301">p</text:span><text:span text:style-name="T325">i </text:span><text:span text:style-name="T331">= </text:span><text:span text:style-name="T338">пропорционална численост на вид </text:span><text:span text:style-name="T339">i</text:span><text:span text:style-name="T332"> </text:span><text:span text:style-name="T339">в пробата</text:span></text:p>
      <text:p text:style-name="P40"><text:span text:style-name="T333">q</text:span><text:span text:style-name="T331"> = </text:span><text:span text:style-name="T337">„порядък“ на индекса; </text:span><text:span text:style-name="T340">о</text:span><text:span text:style-name="T337">бозначава зависимостта на индекса </text:span><text:span text:style-name="T341">от</text:span><text:span text:style-name="T337"> редките видове</text:span><text:span text:style-name="T341">. </text:span></text:p>
      <text:p text:style-name="P41"/>
      <text:p text:style-name="P57"><text:span text:style-name="T340">Параметърът </text:span><text:span text:style-name="T342">q</text:span><text:span text:style-name="T334"> </text:span><text:span text:style-name="T340">и честотата </text:span><text:span text:style-name="T343">(пропорцията от общата численост)</text:span><text:span text:style-name="T340">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44">В</text:span><text:span text:style-name="T345">сички стойности на </text:span><text:span text:style-name="T335">q</text:span><text:span text:style-name="T345"> </text:span><text:span text:style-name="T336">&lt; 1 </text:span><text:span text:style-name="T345">отдават по-голяма тежест на редките видове, а стойностите на </text:span><text:span text:style-name="T335">q</text:span><text:span text:style-name="T345"> </text:span><text:span text:style-name="T336">&gt; 1 </text:span><text:span text:style-name="T34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text:span></text:p>
      <text:p text:style-name="P42"><text:span text:style-name="T346">В настоящето изследване е използвано е</text:span><text:span text:style-name="T340">фективното разнообразие от порядък 1, <text:s/></text:span><text:span text:style-name="T346">което </text:span><text:span text:style-name="T340">отговаря на експоненциала на индекса на </text:span><text:span text:style-name="T334">Shannon, </text:span><text:span text:style-name="T340">и </text:span><text:span text:style-name="T56">разглежда </text:span><text:span text:style-name="T57">редките и обичайните </text:span><text:span text:style-name="T58">видове </text:span><text:span text:style-name="T56">като </text:span><text:span text:style-name="T57">напълно </text:span><text:span text:style-name="T56">еквивалентни, </text:span><text:span text:style-name="T57">утежнени само от собствената си честота в </text:span><text:span text:style-name="T59">съобществото</text:span><text:span text:style-name="T56">. </text:span><text:span text:style-name="T60">Това свойство обуславя и централната роля, която индексът </text:span><text:span text:style-name="T313">H’ </text:span><text:span text:style-name="T60">играе в биологичните изследвания.</text:span></text:p>
      <text:p text:style-name="P42"><text:span text:style-name="T61">Ефективното разнообразие е лесно за интерпретация, тъй като </text:span><text:span text:style-name="T62">варира линейно и пропорционално при промяна в разнообразието на съобществат</text:span><text:span text:style-name="T61">а </text:span><text:span text:style-name="T63">и позволява директно сравнение на две съобщества</text:span><text:span text:style-name="T61">. Също така </text:span><text:span text:style-name="T64">от тях може да се получи и информация за изравнеността на съобществата: </text:span><text:span text:style-name="T61">к</text:span><text:span text:style-name="T65">огато в изучаваното съобщество има силно доминиране на един или няколко вида над останалите, ефективният брой видове за </text:span><text:span text:style-name="T314">H’ </text:span><text:span text:style-name="T65">ще е по-малък от действителния брой видове (видовото богатство) на съобществото; </text:span><text:span text:style-name="T66">колкото по-голяма е разликата, толкова по-силно е доминирането.</text:span></text:p>
      <text:p text:style-name="P12"/>
      <text:p text:style-name="P12">Таксономични индекси</text:p>
      <text:p text:style-name="P43"><text:span text:style-name="T4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7">Ако две съобщества имат еднакъв брой видове и идентично разпределение на численостите </text:span><text:span text:style-name="T68">им</text:span><text:span text:style-name="T67">, но се различават по </text:span><text:span text:style-name="T69">набора</text:span><text:span text:style-name="T6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70">Изчисляването </text:span><text:span text:style-name="T67">на таксономични индекси е възможно, когато таксономичната резолюция на данните е достатъчно висока.</text:span></text:p>
      <text:p text:style-name="P57"><text:span text:style-name="T71">В настоящето изследване </text:span><text:span text:style-name="T72">са</text:span><text:span text:style-name="T71"> приложен</text:span><text:span text:style-name="T72">и</text:span><text:span text:style-name="T71"> </text:span><text:span text:style-name="T73">индекс</text:span><text:span text:style-name="T72">и</text:span><text:span text:style-name="T73">т</text:span><text:span text:style-name="T72">е</text:span><text:span text:style-name="T73"> за таксономична разлика на </text:span><text:span text:style-name="T315">Warwick </text:span><text:span text:style-name="T73">и </text:span><text:span text:style-name="T3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5">: </text:span><text:span text:style-name="T71">таксономично разнообразие (</text:span><text:span text:style-name="T362">Δ</text:span><text:span text:style-name="T71">) и таксономична разлика (</text:span><text:span text:style-name="T362">Δ</text:span><text:span text:style-name="T364">*</text:span><text:span text:style-name="T71">).</text:span></text:p>
      <text:p text:style-name="P57"><text:span text:style-name="T71">Т</text:span><text:span text:style-name="T7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4">Когато разпределението на видовете между надвидовите таксони е по-равномерно, стойността на индекса е по-висока. </text:span><text:span text:style-name="T72">Разстоянието може да се изрази като дължината на „клоните“ на филогенетичното дърво, свързващи тези организми. </text:span><text:span text:style-name="T75">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6">та</text:span><text:span text:style-name="T75">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7">при „изкачване“ в </text:span><text:soft-page-break/><text:span text:style-name="T77">таксономичната йерархия</text:span><text:span text:style-name="T75">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3">Таксономичната разлика представлява средната дължина на „клоните“, свързващи два произволно избрани, но таксономично различни организми; т.<text:span text:style-name="T378">е.</text:span> това е мярка изключително на таксономичната свързаност на видовете в съобществото.</text:p>
      <text:p text:style-name="P57"><text:span text:style-name="T74">Ако</text:span><text:span text:style-name="T72"> </text:span><text:span text:style-name="T74">количествените </text:span><text:span text:style-name="T72">данни се </text:span><text:span text:style-name="T79">превърнат в</text:span><text:span text:style-name="T72"> присъствие/отсъствие, двата предишни индекса се свеждат до един и същ индекс - </text:span><text:span text:style-name="T362">Δ</text:span><text:span text:style-name="T26">+</text:span><text:span text:style-name="T71"> , </text:span><text:span text:style-name="T72">който може да се разглежда като средната таксономична разлика между които и да е два произволни вида </text:span><text:span text:style-name="T80">в съобществото, </text:span><text:span text:style-name="T75">и чието стандартно отклонение може да бъде изчислено</text:span><text:span text:style-name="T72">. </text:span><text:span text:style-name="T81">Така този индекс по същество представлява мярка за таксономичния обхват на пробата.</text:span></text:p>
      <text:p text:style-name="P57"><text:span text:style-name="T75">На базата на </text:span><text:span text:style-name="T362">Δ</text:span><text:span text:style-name="T26">+ <text:s/></text:span><text:span text:style-name="T347">м</text:span><text:span text:style-name="T75">оже също така да се изчисли индексът на вариация на таксономичната разлика </text:span><text:span text:style-name="T363">Λ</text:span><text:span text:style-name="T27">+</text:span><text:span text:style-name="T365">, </text:span><text:span text:style-name="T366">който изразява неравномерността в таксономичната структура.</text:span></text:p>
      <text:p text:style-name="P57"><text:span text:style-name="T366">За да се тества разликата </text:span><text:span text:style-name="T367">между</text:span><text:span text:style-name="T366"> </text:span><text:span text:style-name="T367">таксономичното разнообразие на </text:span><text:span text:style-name="T366">изучаваните съобщества </text:span><text:span text:style-name="T367">и</text:span><text:span text:style-name="T366"> „очакван</text:span><text:span text:style-name="T367">о</text:span><text:span text:style-name="T366">т</text:span><text:span text:style-name="T367">о</text:span><text:span text:style-name="T366">“ </text:span><text:span text:style-name="T367">разнообразие в района на изследване </text:span><text:span text:style-name="T366">е възможно да се построят вероятностни „фунии“ </text:span><text:span text:style-name="T368">(95 % доверителен интервал на индексите) </text:span><text:span text:style-name="T366">на базата на максимално пълен видов списък на фауната на </text:span><text:span text:style-name="T367">този </text:span><text:span text:style-name="T366">район. Видовете, намерени в проба </text:span><text:span text:style-name="T368">от даден</text:span><text:span text:style-name="T369">а станция</text:span><text:span text:style-name="T368"> в района на изследване</text:span><text:span text:style-name="T366">, се считат за </text:span><text:span text:style-name="T368">случайна извадка</text:span><text:span text:style-name="T367"> от </text:span><text:span text:style-name="T370">пълния</text:span><text:span text:style-name="T367"> набор видове. </text:span><text:span text:style-name="T370">Затова </text:span><text:span text:style-name="T349">се очаква </text:span><text:span text:style-name="T370">с</text:span><text:span text:style-name="T371">редната таксономична разлика </text:span><text:span text:style-name="T362">Δ</text:span><text:span text:style-name="T26">+</text:span><text:span text:style-name="T349"> да е еднаква както за извадката (</text:span><text:span text:style-name="T350">пробата от </text:span><text:span text:style-name="T349">изучаваното съобщество), така и за пълния видов списък за района. Така последната се разглежда като „очакваната“ стойност на </text:span><text:span text:style-name="T354">Δ</text:span><text:span text:style-name="T26">+</text:span><text:span text:style-name="T348"> </text:span><text:span text:style-name="T350">и</text:span><text:span text:style-name="T349"> едно намаляване на стойността </text:span><text:span text:style-name="T351">на </text:span><text:span text:style-name="T354">Δ</text:span><text:span text:style-name="T26">+ </text:span><text:span text:style-name="T349">на дадено място по време на изследването би могл</text:span><text:span text:style-name="T351">о</text:span><text:span text:style-name="T349"> да се дълж</text:span><text:span text:style-name="T351">и</text:span><text:span text:style-name="T349"> на намаляване на биоразнообразието </text:span><text:span text:style-name="T352">там</text:span><text:span text:style-name="T34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text:span></text:p>
      <text:p text:style-name="P57"><text:span text:style-name="T349">В </text:span><text:span text:style-name="T353">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6">, </text:span><text:span text:style-name="T372">а също и </text:span><text:span text:style-name="T37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6">, </text:span><text:span text:style-name="T374">T</text:span><text:span text:style-name="T37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6">, </text:span><office:annotation office:name="__Annotation__6407_1416121077"><dc:creator>Unknown Author</dc:creator><dc:date>2016-08-05T13:51:24</dc:date><text:p>Намери и добави! </text:p></office:annotation><text:span text:style-name="T375">доклад натура...</text:span><office:annotation-end office:name="__Annotation__6407_1416121077"/></text:p>
      <text:p text:style-name="P44"><text:span text:style-name="T380">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80">матрица, отговаряща на </text:span>таксономична йерархия, <text:span text:style-name="T380">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5">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81">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57"><text:soft-page-break/></text:p>
      <text:p text:style-name="P57"><text:span text:style-name="T383">Г</text:span><text:span text:style-name="T382">рафични методи за характеризиране на </text:span><text:span text:style-name="T384">разнообразиетио на </text:span><text:span text:style-name="T382">съобществата</text:span></text:p>
      <text:p text:style-name="P47">За допълнително характеризиране на биоразнообразието на зообентосните съобщества бяха приложени също така <text:span text:style-name="T386">г</text:span>рафични аналитични методи.</text:p>
      <text:p text:style-name="P57"><text:span text:style-name="T93">Графичните методи</text:span><text:span text:style-name="T118"> </text:span><text:span text:style-name="T94">могат </text:span><text:span text:style-name="T118">да се определят като междинни между едно- и многомерните методи. Главното </text:span><text:span text:style-name="T142">им</text:span><text:span text:style-name="T11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2">отколкото при </text:span><text:span text:style-name="T95">останалите методи за анализ</text:span><text:span text:style-name="T118">.</text:span></text:p>
      <text:p text:style-name="P57"><text:span text:style-name="T143">Един </text:span><text:span text:style-name="T118">от най-широко използваните </text:span><text:span text:style-name="T143">графични </text:span><text:span text:style-name="T118">методи за сравнение на биоразнообразието са </text:span><text:span text:style-name="T301">k</text:span><text:span text:style-name="T11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 </text:span><text:span text:style-name="T143">Те </text:span><text:span text:style-name="T118">се получават по следния начин: относителната численост на </text:span><text:span text:style-name="T144">всеки</text:span><text:span text:style-name="T118"> вид се представя като процент от общата численост в пробата, </text:span><text:span text:style-name="T144">след което всички видове се подреждат в низходящ ред и получават </text:span><text:span text:style-name="T118">ранг </text:span><text:span text:style-name="T301">k: </text:span><text:span text:style-name="T118">най-многобройният вид </text:span><text:span text:style-name="T144">е с </text:span><text:span text:style-name="T118">ранг 1, следващият – ранг 2, и т. н. </text:span><text:span text:style-name="T144">На графиката п</text:span><text:span text:style-name="T118">о </text:span><text:span text:style-name="T144">оста </text:span><text:span text:style-name="T301">y</text:span><text:span text:style-name="T118"> се представя % кумулативна численост, </text:span><text:span text:style-name="T144">а </text:span><text:span text:style-name="T118">по </text:span><text:span text:style-name="T144">оста </text:span><text:span text:style-name="T301">x</text:span><text:span text:style-name="T118"> – ранг</text:span><text:span text:style-name="T145">а</text:span><text:span text:style-name="T118"> </text:span><text:span text:style-name="T144">на вида </text:span><text:span text:style-name="T118">в логаритмична скала. Получените криви дават представа за биоразнообразието: </text:span><text:span text:style-name="T14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18">робите с по-високо разнообразие </text:span><text:span text:style-name="T146">и по-голяма изравненост </text:span><text:span text:style-name="T118">са разположени по-ниско от пробите с по-малко разнообразие </text:span><text:span text:style-name="T147">(</text:span><text:span text:style-name="T118"><text:sequence-ref text:reference-format="category-and-value" text:ref-name="refФиг.2">Фиг. 3</text:sequence-ref></text:span><text:span text:style-name="T147">)</text:span><text:span text:style-name="T118">.</text:span></text:p>
      <text:p text:style-name="P57"><draw:frame draw:style-name="fr2" draw:name="Frame2" text:anchor-type="paragraph" svg:width="16.073cm" draw:z-index="7"><draw:text-box fo:min-height="9.366cm"><text:p text:style-name="P61">Фиг. <text:sequence text:ref-name="refФиг.2" text:name="Фиг." text:formula="ooow:Фиг.+1" style:num-format="1">3</text:sequence>. k-доминантни криви за зообентосни проби от морски интертидални пясъ<text:span text:style-name="T435">ц</text:span>и; всяка крива се базира на средните числености от 4 репликата. <text:span text:style-name="T436">Всяка крива отговаря на</text:span> определена комбинация от мрежа на ситото и площ на пробонабиране <text:span text:style-name="T437">(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37">).</text:span> </text:p></draw:text-box></draw:frame></text:p>
      <text:p text:style-name="P57"><text:span text:style-name="T301">ABC</text:span><text:span text:style-name="T118"> (</text:span><text:span text:style-name="T301">abundance</text:span><text:span text:style-name="T118">-</text:span><text:span text:style-name="T301">biomass</text:span><text:span text:style-name="T118"> </text:span><text:span text:style-name="T301">comparison</text:span><text:span text:style-name="T11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 </text:span><text:span text:style-name="T148">представляват р</text:span><text:span text:style-name="T118">азширение на този метод: на една графика се представят </text:span><text:span text:style-name="T301">k</text:span><text:span text:style-name="T118">-доминантните криви на биомасата и числеността, като взаимните им позиции показват ефекти</text:span><text:span text:style-name="T149">те</text:span><text:span text:style-name="T118"> </text:span><text:span text:style-name="T149">от</text:span><text:span text:style-name="T118"> евентуално </text:span><text:span text:style-name="T96">увреждане на съобществата</text:span><text:span text:style-name="T118"> </text:span><text:span text:style-name="T124">(</text:span><text:span text:style-name="T124"><text:sequence-ref text:reference-format="category-and-value" text:ref-name="refФиг.3">Фиг. 4</text:sequence-ref></text:span><text:span text:style-name="T124">). При нормални условия (</text:span><text:span text:style-name="T124"><text:sequence-ref text:reference-format="category-and-value" text:ref-name="refФиг.3">Фиг. 4</text:sequence-ref></text:span><text:span text:style-name="T124">а) в съобществата доминират консервативни видове, с големи размери и </text:span><text:span text:style-name="T127">обикновено </text:span><text:span text:style-name="T124">малка численост – затова кривата на биомасата се намира над тази на числеността. При </text:span><text:span text:style-name="T128">средно въздействие</text:span><text:span text:style-name="T124"> (</text:span><text:span text:style-name="T124"><text:sequence-ref text:reference-format="category-and-value" text:ref-name="refФиг.3">Фиг. 4</text:sequence-ref></text:span><text:span text:style-name="T309">b</text:span><text:span text:style-name="T124">) опортюнистичните видове с малки </text:span><text:soft-page-break/><text:span text:style-name="T124">размери, но </text:span><text:span text:style-name="T128">развиващи се в</text:span><text:span text:style-name="T124"> голяма численост, започват да</text:span><text:span text:style-name="T118"> изместват най-чувствителните видове – кривите на биомасата и числеността са близо разположени и/или се пресичат </text:span><text:span text:style-name="T150">един или няколко пъти</text:span><text:span text:style-name="T118">. Когато въздействие</text:span><text:span text:style-name="T151">то</text:span><text:span text:style-name="T118"> </text:span><text:span text:style-name="T152">е много силно</text:span><text:span text:style-name="T118">, в съобществата </text:span><text:span text:style-name="T151">започват да </text:span><text:span text:style-name="T118">доминират само един или няколко </text:span><text:span text:style-name="T152">от тези </text:span><text:span text:style-name="T118">малки </text:span><text:span text:style-name="T151">по размери </text:span><text:span text:style-name="T118">вид</text:span><text:span text:style-name="T151">ове-</text:span><text:span text:style-name="T152">опортюнисти</text:span><text:span text:style-name="T118"> (</text:span><text:span text:style-name="T118"><text:sequence-ref text:reference-format="category-and-value" text:ref-name="refФиг.3">Фиг. 4</text:sequence-ref></text:span><text:span text:style-name="T301">c</text:span><text:span text:style-name="T118">), </text:span><text:span text:style-name="T151">а</text:span><text:span text:style-name="T118"> кривата на числеността се намира над тази на биомасата </text:span><text:span text:style-name="T150">по цялата си дължина</text:span><text:span text:style-name="T118">.</text:span></text:p>
      <text:p text:style-name="P57"><draw:frame draw:style-name="fr3"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387">(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text:span></text:p></draw:text-box></draw:frame></text:p>
      <text:p text:style-name="P57"/>
      <text:p text:style-name="P57"><text:span text:style-name="T38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3">–</text:span><text:span text:style-name="T388">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76">пресичат.</text:span></text:p>
      <text:p text:style-name="P57">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89">изчислението на </text:span>тези криви <text:span text:style-name="T389">се </text:span><text:s/><text:span text:style-name="T389">пресмята </text:span>относителния дял от числеността и<text:span text:style-name="T390">ли</text:span> биомасата <text:span text:style-name="T389">на всеки вид от числеността или биомасата на следващите по ранг, като</text:span> <text:span text:style-name="T389">се изключва </text:span>п<text:span text:style-name="T389">редишния </text:span>вид <text:span text:style-name="T389">с по-висок ранг.</text:span> <text:span text:style-name="T389">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391">а </text:span>кривата на числеността е сравнително гладка. При повлияни <text:span text:style-name="T392">или увредени </text:span>съобщества отново има смяна на позициите на кривите на числеността и биомасата, <text:span text:style-name="T392">а </text:span>кривата на числеността е много по-неравномерна, <text:span text:style-name="T393">тъй като </text:span>негативното въздействие засяга всички видове в съобществото.</text:p>
      <text:p text:style-name="P57"><text:span text:style-name="T394">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394">таксономичното сходство между видовете</text:span><office:annotation-end office:name="__Fieldmark__4479_1038233140"/><text:span text:style-name="T394">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394">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7"/>
      <text:p text:style-name="P18"><text:span text:style-name="T395">М</text:span>ногомерни <text:span text:style-name="T396">статистически </text:span>методи</text:p>
      <text:p text:style-name="P57"><text:span text:style-name="T154">Бяха приложени методи на многомерната статистика, за да </text:span><text:span text:style-name="T155">се анализира </text:span><text:span text:style-name="T97">по-</text:span><text:span text:style-name="T155">задълбочено сходството между макрозообентосните съобщества на изследваните станции, както и </text:span><text:span text:style-name="T118">на </text:span><text:span text:style-name="T155">всяка</text:span><text:span text:style-name="T118"> станция </text:span><text:span text:style-name="T155">във</text:span><text:span text:style-name="T156"> </text:span><text:span text:style-name="T118">време</text:span><text:span text:style-name="T155">то</text:span><text:span text:style-name="T118">. Многомерните методи се използват рутинно за анализ на бентосните съобщества </text:span><text:span text:style-name="T157">в съвременните изследвания</text:span><text:span text:style-name="T11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 благодарение на разработката на </text:span><text:span text:style-name="T155">достатъчно </text:span><text:span text:style-name="T158">бързи компютри и </text:span><text:span text:style-name="T118">лесен за употреба статистически софтуер, </text:span><text:span text:style-name="T15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18">. </text:span><text:span text:style-name="T15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text:span></text:p>
      <text:p text:style-name="P57"><text:span text:style-name="T155">М</text:span><text:span text:style-name="T118">ногомерните методи взимат предвид идентичността на видовете и </text:span><text:span text:style-name="T155">с</text:span><text:span text:style-name="T11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 Те обаче </text:span><text:span text:style-name="T159">са </text:span><text:span text:style-name="T118">по-сложни са от другите методи, тъй като изискват значителна предварителна обработка на данните. </text:span><text:span text:style-name="T159">Най-често суровите данни се </text:span><text:span text:style-name="T118">трансфор</text:span><text:span text:style-name="T159">мират</text:span><text:span text:style-name="T118">, </text:span><text:span text:style-name="T159">за да </text:span><text:span text:style-name="T160">се намали приносът на доминиращите видове и да се увеличи този на редките </text:span><text:span text:style-name="T161">видове</text:span><text:span text:style-name="T118">. </text:span><text:span text:style-name="T161">От м</text:span><text:span text:style-name="T118">атрицата </text:span><text:span text:style-name="T159">със зообентосни</text:span><text:span text:style-name="T118"> данни също понякога </text:span><text:span text:style-name="T159">се </text:span><text:span text:style-name="T118">премахва</text:span><text:span text:style-name="T159">т</text:span><text:span text:style-name="T118"> на</text:span><text:span text:style-name="T159">й-</text:span><text:span text:style-name="T118">редките видове </text:span><text:span text:style-name="T159">(например т.нар. singletons — видове, срещащи се само </text:span><text:span text:style-name="T98">с </text:span><text:span text:style-name="T99">един</text:span><text:span text:style-name="T98"> екземпляр </text:span><text:span text:style-name="T159">в една проба от целия набор данни, които рядко допринасят значителна информация)</text:span><text:span text:style-name="T118">; или пък </text:span><text:span text:style-name="T159">се </text:span><text:span text:style-name="T118">превръща </text:span><text:span text:style-name="T159">от</text:span><text:span text:style-name="T118"> числени данни в матрица на присъствие и отсъствие на видовете.</text:span></text:p>
      <text:p text:style-name="P57"><text:span text:style-name="T162">Върху макрозообентосните данни от настоящата дисертация бяха приложени </text:span><text:span text:style-name="T118">два</text:span><text:span text:style-name="T162">та</text:span><text:span text:style-name="T118"> </text:span><text:span text:style-name="T162">основни </text:span><text:span text:style-name="T118">типа </text:span><text:span text:style-name="T162">многомерни анализи </text:span><text:span text:style-name="T118">– класификация и ординация (</text:span><text:span text:style-name="T118"><text:sequence-ref text:reference-format="category-and-value" text:ref-name="refФиг.4">Фиг. 5</text:sequence-ref></text:span><text:span text:style-name="T118">). </text:span><text:span text:style-name="T163">Д</text:span><text:span text:style-name="T118">анните </text:span><text:span text:style-name="T162">бяха </text:span><text:span text:style-name="T118">трансформира</text:span><text:span text:style-name="T162">ни чрез </text:span><text:span text:style-name="T163">взимане на </text:span><text:span text:style-name="T162">четвърт</text:span><text:span text:style-name="T163">и</text:span><text:span text:style-name="T164"> корен, </text:span><text:span text:style-name="T163">след което </text:span><text:span text:style-name="T162">беше</text:span><text:span text:style-name="T118"> определ</text:span><text:span text:style-name="T162">ено</text:span><text:span text:style-name="T118"> сходството</text:span><text:span text:style-name="T162">то</text:span><text:span text:style-name="T118"> </text:span><text:span text:style-name="T162">по</text:span><text:span text:style-name="T118"> </text:span><text:span text:style-name="T301">Bray</text:span><text:span text:style-name="T118">-</text:span><text:span text:style-name="T30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0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18"> между всички проби две по две. </text:span><text:span text:style-name="T162">Това е н</text:span><text:span text:style-name="T118">ай-често използваният </text:span><text:span text:style-name="T162">в екологични изследвания </text:span><text:span text:style-name="T118">коефициент за прилика; изчислява </text:span><text:span text:style-name="T162">се </text:span><text:span text:style-name="T118">като съотношението на броя видове, открити само в едната или другата от </text:span><text:soft-page-break/><text:span text:style-name="T118">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3">затова и е необходима предварителната трансформация на данните</text:span><text:span text:style-name="T118">.</text:span></text:p>
      <text:p text:style-name="P57"><draw:frame draw:style-name="fr1" draw:name="Frame4" text:anchor-type="paragraph" svg:width="16.002cm" draw:z-index="6"><draw:text-box fo:min-height="7.01cm"><text:p text:style-name="P60">Фиг. <text:sequence text:ref-name="refФиг.4" text:name="Фиг." text:formula="ooow:Фиг.+1" style:num-format="1">5</text:sequence>. Етапи на многомерния анализ <text:span text:style-name="T434">(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text:span></text:p></draw:text-box></draw:frame> </text:p>
      <text:p text:style-name="P57"><text:span text:style-name="T11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01">hierarchical</text:span><text:span text:style-name="T118"> </text:span><text:span text:style-name="T301">agglomerative</text:span><text:span text:style-name="T118"> </text:span><text:span text:style-name="T301">clustering</text:span><text:span text:style-name="T11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01">Bray</text:span><text:span text:style-name="T118">-</text:span><text:span text:style-name="T301">Curtis</text:span><text:span text:style-name="T118"> като мярка за сходство. Крайният резултат се представя като една обща дендрограма.</text:span></text:p>
      <text:p text:style-name="P57"><text:span text:style-name="T11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 </text:span><text:span text:style-name="T100">К</text:span><text:span text:style-name="T118">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57"><text:span text:style-name="T118">Целта на ординацията е да представи станциите в пространство с </text:span><text:span text:style-name="T301">n</text:span><text:span text:style-name="T11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7"><text:span text:style-name="T100">За настоящето изследване б</text:span><text:span text:style-name="T165">еше </text:span><text:span text:style-name="T166">направена</text:span><text:span text:style-name="T165"> </text:span><text:span text:style-name="T167">не</text:span><text:span text:style-name="T166">метрична многомерна ординация (non-metric multidimensional scaling, </text:span><text:span text:style-name="T168">n</text:span><text:span text:style-name="T301">MDS</text:span><text:span text:style-name="T319">)</text:span><text:span text:style-name="T118"> </text:span><text:span text:style-name="T165">на </text:span><text:span text:style-name="T166">базата на </text:span><text:span text:style-name="T165">макрозообентосните данни. Този анализ </text:span><text:span text:style-name="T118">съставя „карта” на станциите/пробите, на която две проби </text:span><text:span text:style-name="T169">са толкова </text:span><text:span text:style-name="T118">по-близо </text:span><text:span text:style-name="T170">една до друга, </text:span><text:span text:style-name="T169">колкото по-сходна е структурата на съобществата им</text:span><text:span text:style-name="T118">.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57"><text:soft-page-break/><text:span text:style-name="T171">З</text:span><text:span text:style-name="T118">а </text:span><text:span text:style-name="T171">да се установи </text:span><text:span text:style-name="T118">връзката на </text:span><text:span text:style-name="T172">наблюдаваното разпределение на пробите/станциите </text:span><text:span text:style-name="T171">(промените в </text:span><text:span text:style-name="T118">структурата на </text:span><text:span text:style-name="T171">макрозообентосните </text:span><text:span text:style-name="T118">съобщества</text:span><text:span text:style-name="T171">)</text:span><text:span text:style-name="T118"> с </text:span><text:span text:style-name="T173">параметрите</text:span><text:span text:style-name="T118"> на околната среда, които </text:span><text:span text:style-name="T171">биха </text:span><text:span text:style-name="T118">мог</text:span><text:span text:style-name="T171">ли</text:span><text:span text:style-name="T118"> да </text:span><text:span text:style-name="T171">го </text:span><text:span text:style-name="T118">обяснят</text:span><text:span text:style-name="T172">,</text:span><text:span text:style-name="T118"> </text:span><text:span text:style-name="T129">беше използвана функцията envfit от пакета vegan към R</text:span><text:span text:style-name="T124">.</text:span><text:span text:style-name="T118"> </text:span><text:span text:style-name="T174">Тази функция налага върху ординацията вектори</text:span><text:span text:style-name="T175">, </text:span><text:span text:style-name="T176">чиято посока показва посоката на увеличаване на градиента и чиято дължина е пропорционална на корелацията </text:span><text:span text:style-name="T177">между променливата и ординацията. </text:span><text:span text:style-name="T178">Ако </text:span><text:span text:style-name="T101">променливата е</text:span><text:span text:style-name="T178"> качествена, </text:span><text:span text:style-name="T173">функцията изчислява </text:span><text:span text:style-name="T179">средната стойност на </text:span><text:span text:style-name="T180">ординационните координати за всяко ниво на променливата</text:span><text:span text:style-name="T189">.</text:span><text:span text:style-name="T173">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PCA; </text:span><text:span text:style-name="T192">в случая проекцията на станциите върху </text:span><text:span text:style-name="T178">всеки </text:span><text:span text:style-name="T192">вектор </text:span><text:span text:style-name="T178">е максимално корелирана със съответния </text:span><text:span text:style-name="T189">параметър</text:span><text:span text:style-name="T178"> на средата</text:span><text:span text:style-name="T193">.</text:span></text:p>
      <text:p text:style-name="P57"><text:span text:style-name="T173">„Значимостта“ на напаснатите вектори или фактори се </text:span><text:span text:style-name="T189">определя чрез пермутации</text:span><text:span text:style-name="T173"> </text:span><text:span text:style-name="T189">на параметрите на средата; </text:span><text:span text:style-name="T194">степента й се определя от квадратен коефициент на корелация (r</text:span><text:span text:style-name="T28">2</text:span><text:span text:style-name="T194">)</text:span><text:span text:style-name="T189">.</text:span></text:p>
      <text:p text:style-name="P57"><text:span text:style-name="T195">Тъй като </text:span><text:span text:style-name="T196">ординация</text:span><text:span text:style-name="T195">та е</text:span><text:span text:style-name="T196"> </text:span><text:span text:style-name="T181">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 е. </text:span><text:span text:style-name="T200">векторът най-често не дава най-добрата представа за реалния градиент </text:span><text:span text:style-name="T102">от стойности на променливата</text:span><text:span text:style-name="T191">. </text:span><text:span text:style-name="T201">Затова беше приложена друга процедура — ordisurf, която </text:span><text:span text:style-name="T103">напасва</text:span><text:span text:style-name="T201"> повърхности, изчисл</text:span><text:span text:style-name="T198">ени</text:span><text:span text:style-name="T201"> чрез генерализиран адитивен модел (generalized additive model, GAM), </text:span><text:span text:style-name="T198">които </text:span><text:span text:style-name="T201">отговаря</text:span><text:span text:style-name="T198">т</text:span><text:span text:style-name="T201"> на промяната на всеки фактор. </text:span><text:span text:style-name="T202">Целта е максимално добре да се представи </text:span><text:span text:style-name="T203">вариацията в стойностите на фактора на средата на станциите на изследване</text:span><text:span text:style-name="T204"> </text:span><text:span text:style-name="T198">спрямо</text:span><text:span text:style-name="T204"> промените във видовия състав, </text:span><text:span text:style-name="T166">наблюдавани на</text:span><text:span text:style-name="T204"> </text:span><text:span text:style-name="T205">о</text:span><text:span text:style-name="T204">рдинацията</text:span><text:span text:style-name="T206">. </text:span><text:span text:style-name="T201">На ординационната графика тази повърхност се </text:span><text:span text:style-name="T205">представя чрез изолинии.</text:span></text:p>
      <text:p text:style-name="P57"><text:span text:style-name="T104">В рамките на настоящето изследване бяха изчислени </text:span><text:span text:style-name="T320">o</text:span><text:span text:style-name="T207">rdisurf повърхности само за параметрите на средата, определени като значими от envfit, тъй като те </text:span><text:span text:style-name="T104">най-вероятно </text:span><text:span text:style-name="T207">обясняват най-добре наблюдаваните промени в структурата на съобществата.</text:span></text:p>
      <text:p text:style-name="P57"><text:span text:style-name="T208">Следващата логична стъпка в анализа на структурата на съобществата е определянето на видовете, които </text:span><text:span text:style-name="T118">допринасят най-много за </text:span><text:span text:style-name="T208">наблюдаваното </text:span><text:span text:style-name="T118">разделяне на станциите. </text:span><text:span text:style-name="T20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18"> се определят чрез </text:span><text:span text:style-name="T105">анализа </text:span><text:span text:style-name="T321">S</text:span><text:span text:style-name="T118">imilarity </text:span><text:span text:style-name="T321">P</text:span><text:span text:style-name="T118">ercentages (SIMPER</text:span><text:span text:style-name="T105">)</text:span><text:span text:style-name="T11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 </text:span><text:span text:style-name="T208">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208">матрицата от разстояния</text:span><office:annotation-end office:name="__Fieldmark__7095_614782620"/><text:span text:style-name="T20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09">Обобщаването на многомерния масив данни (числености на видовете, записани за различните места) </text:span><text:span text:style-name="T210">улеснява изчисленията, но</text:span><text:span text:style-name="T209"> не </text:span><text:span text:style-name="T210">взима предвид едно от най-важните свойства на този тип данни — връзката между средните стойности </text:span><text:span text:style-name="T211">(локацията) </text:span><text:span text:style-name="T210">и </text:span><text:span text:style-name="T212">дисперсията</text:span><text:span text:style-name="T210"> на видовете. </text:span><text:span text:style-name="T21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3">….</text:span><office:annotation-end office:name="__Fieldmark__4219_614782620"/><text:span text:style-name="T21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4">.</text:span></text:p>
      <text:p text:style-name="P57"><text:span text:style-name="T214">Когато се тества </text:span><text:span text:style-name="T215">за </text:span><text:span text:style-name="T214">разлика между </text:span><text:span text:style-name="T215">групи от многомерни наблюдения, различаваме </text:span><text:span text:style-name="T216">два типа ефекти: на локацията (ефект върху средната численост на някои видове) и на дисперсията (ефект върху </text:span><text:span text:style-name="T106">изменч</text:span><office:annotation office:name="__Fieldmark__4034_614782620"><dc:creator>K </dc:creator><dc:date>2016-08-15T12:38:16</dc:date><text:p>variability??</text:p></office:annotation><text:span text:style-name="T217">ивостта</text:span><office:annotation-end office:name="__Fieldmark__4034_614782620"/><text:span text:style-name="T216">)</text:span><text:span text:style-name="T214">. </text:span><text:span text:style-name="T217">Връзката между тези две характеристики обаче </text:span><text:span text:style-name="T218">предполага, че промяна в средната стойност винаги ще води и до съответна промяна в дисперсията; затова по-скоро трябва да се говори за </text:span><text:span text:style-name="T219">ефекти на дисперсията, </text:span><text:soft-page-break/><text:span text:style-name="T219">които не могат да бъдат обяснени от връзката средна-дисперсия на многомерните данни. </text:span><text:span text:style-name="T220">Повечето от методите, разработени за откриване на разлики между групи, </text:span><text:span text:style-name="T221">обаче </text:span><text:span text:style-name="T22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 </text:span><text:span text:style-name="T222">което</text:span><text:span text:style-name="T220"> </text:span><text:span text:style-name="T222">може да доведе до погрешна интерпретация на резултатите от анализите </text:span><text:span text:style-name="T223">или да „маскира“ </text:span><text:span text:style-name="T224">тенденции в структурата на данните</text:span><text:span text:style-name="T222">. </text:span><text:span text:style-name="T22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6">ANOSIM и PERMANOVA не успяват да открият значима разлика между групите, освен ако тя не е при видове </text:span><text:span text:style-name="T227">със </text:span><text:span text:style-name="T226">с</text:span><text:span text:style-name="T227">равнително</text:span><text:span text:style-name="T22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text:span></text:p>
      <text:p text:style-name="P57"><text:span text:style-name="T228">Едно възможно решение на тези проблеми е да се приложи тестов </text:span><text:span text:style-name="T229">метод</text:span><text:span text:style-name="T228">, ко</text:span><text:span text:style-name="T229">й</text:span><text:span text:style-name="T228">то е съобразен с тези характеристики на данните. </text:span><text:span text:style-name="T229">Такъв метод са</text:span><text:span text:style-name="T228"> </text:span><text:span text:style-name="T229">например </text:span><text:span text:style-name="T182">генерализираните линейни модели</text:span><text:span text:style-name="T229"> (generalized linear models, GLM) </text:span><text:span text:style-name="T230">и техните многомерни модификации</text:span><text:span text:style-name="T229">. </text:span><text:span text:style-name="T231">Например GLM, </text:span><text:span text:style-name="T232">комбиниран</text:span><text:span text:style-name="T231"> </text:span><text:span text:style-name="T232">със сходния </text:span><text:span text:style-name="T231">метод отрицателна биномиална регресия, </text:span><text:span text:style-name="T233">прави приложима</text:span><text:span text:style-name="T232"> </text:span><text:span text:style-name="T234">линейната регресия </text:span><text:span text:style-name="T233">и за случая, когато </text:span><text:span text:style-name="T235">формата на </text:span><text:span text:style-name="T233">mean-variance </text:span><text:span text:style-name="T235">функцията</text:span><text:span text:style-name="T233"> на данните </text:span><text:span text:style-name="T235">е</text:span><text:span text:style-name="T233"> </text:span><text:span text:style-name="T235">известна</text:span><text:span text:style-name="T233">. </text:span><text:span text:style-name="T236">Отрицателната биномиална регресия е </text:span><text:span text:style-name="T237">особено подходяща за данните от екологични изследвания (матрици от числености на голям брой видове), </text:span><text:span text:style-name="T238">защото функцията, описваща тяхната mean-variance връзка, е по-скоро квадратна, отколкото линейна</text:span><text:span text:style-name="T237">.</text:span></text:p>
      <text:p text:style-name="P49">Така проблемът за определянето на видовете, които най-силно допринасят за разликите между групите станции, се опростява значително: <text:span text:style-name="T397">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7">М</text:span><text:span text:style-name="T11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9">Основните въпроси, които най-често се задават, са:</text:span></text:p>
      <text:p text:style-name="P3"><text:span text:style-name="T239">- има ли промяна </text:span><text:span text:style-name="T240">в структурата на съобществата на макрозообентоса?</text:span></text:p>
      <text:p text:style-name="P25">- каква е промяната?</text:p>
      <text:p text:style-name="P25"><text:tab/>- има ли интеракция със станциите?</text:p>
      <text:p text:style-name="P25"><text:tab/>- при кои видове се наблюдава ефектът?</text:p>
      <text:p text:style-name="P25"><text:tab/>- как се променя числеността на тези видове?</text:p>
      <text:p text:style-name="P57"><text:span text:style-name="T183">М</text:span><text:span text:style-name="T184">оделни</text:span><text:span text:style-name="T185">я</text:span><text:span text:style-name="T184">т подход за анализа на </text:span><text:span text:style-name="T185">многомерни данни за численост, и особено генерализираните линейни модели </text:span><text:span text:style-name="T186">(generalized linear models, GLMs)</text:span><text:span text:style-name="T185">, </text:span><text:span text:style-name="T187">се счита за </text:span><text:span text:style-name="T241">най-подходящия метод за анализ </text:span><text:span text:style-name="T242">на </text:span><office:annotation office:name="__Fieldmark__10536_614782620"><dc:creator>K </dc:creator><dc:date>2016-08-15T15:53:27</dc:date><text:p>count data? </text:p></office:annotation><text:span text:style-name="T242">числови данни</text:span><office:annotation-end office:name="__Fieldmark__10536_614782620"/><text:span text:style-name="T243">, </text:span><text:span text:style-name="T244">тъй </text:span><text:span text:style-name="T243">като </text:span><text:span text:style-name="T244">при прилагането им трябва да се прецизира връзката на средния отговор с </text:span><text:span text:style-name="T24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5">mean-variance relationship</text:span><office:annotation-end office:name="__Fieldmark__10831_614782620"/><text:span text:style-name="T245">)</text:span><text:span text:style-name="T242">.</text:span></text:p>
      <text:p text:style-name="P50"><text:span text:style-name="T246">Най-разпространените, </text:span><text:span text:style-name="T118">„</text:span><text:span text:style-name="T246">к</text:span><text:span text:style-name="T118">ласически“ методи за анализ на многомерни данни като PERMANOVA, ANOSIM, CCA </text:span><text:span text:style-name="T247">са създадени, </text:span><text:span text:style-name="T246">за да откриват дали даден параметър има ефект върху съобществата, но не са предназначени да отгов</text:span><text:span text:style-name="T248">о</text:span><text:span text:style-name="T246">рят на въпроса какъв е този ефект. Т</text:span><text:span text:style-name="T24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9">числени </text:span><text:span text:style-name="T248">данни едновременно, </text:span><text:span text:style-name="T249">те работят чрез първоначалното й редуциране</text:span><text:span text:style-name="T246"> </text:span><text:span text:style-name="T24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0">но не могат да открият </text:span><text:soft-page-break/><text:span text:style-name="T250">разлики при тези с малка дисперсия. Предварителната трансформация на изходните данни подобрява </text:span><text:span text:style-name="T251">статистическата мощност на класическите методи </text:span><text:span text:style-name="T250">до известна степен, </text:span><text:span text:style-name="T251">но не решава изцяло проблема.</text:span></text:p>
      <text:p text:style-name="P51"><text:span text:style-name="T249">Т</text:span><text:span text:style-name="T118">ова се случва </text:span><text:span text:style-name="T252">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3">С</text:span><text:span text:style-name="T252">ъщо така, </text:span><text:span text:style-name="T253">при тях се наблюдава</text:span><text:span text:style-name="T252"> много силна връзка между средната и дисперсията </text:span><text:span text:style-name="T254">(mean-variance relationship) </text:span><text:span text:style-name="T252">заради големия брой редки видове. </text:span><text:span text:style-name="T255">Поради тази причина,</text:span><text:span text:style-name="T253"> когато средната численост се увеличи, дисперсията също се увеличава, като често размахът й е много голям </text:span><text:span text:style-name="T256">(</text:span><text:span text:style-name="T188">ФИГ</text:span><text:span text:style-name="T256">)</text:span><text:span text:style-name="T252">.</text:span></text:p>
      <text:p text:style-name="P37"><text:s/></text:p>
      <text:p text:style-name="P26"><text:span text:style-name="T398">Т</text:span>естването на многомерни хипотези в екологичните изследвания може да стане чрез прилагането на моделен подход.</text:p>
      <text:p text:style-name="P37"/>
      <text:p text:style-name="P57"><text:span text:style-name="T107">Ф</text:span><text:span text:style-name="T108">ункционално разнообразие </text:span><text:span text:style-name="T109">на съобществата</text:span></text:p>
      <text:p text:style-name="P57"><text:span text:style-name="T110">Загубата на биоразнообразие в резултат </text:span><text:span text:style-name="T111">на</text:span><text:span text:style-name="T110">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text:span><text:span text:style-name="T112">+ </text:span><text:span text:style-name="T357">РЕФ?</text:span><text:span text:style-name="T110">). </text:span><text:span text:style-name="T113">Основната цел на РДМС е да запази функционирането на морските и крайбрежни екосистеми </text:span><text:span text:style-name="T114">(екосистемен подход </text:span><text:span text:style-name="T115">към опазването на морската среда</text:span><text:span text:style-name="T114">)</text:span><text:span text:style-name="T113">; </text:span><text:span text:style-name="T111">п</text:span><text:span text:style-name="T113">оради тази причина, изучаването, описанието и оценката на функционалното разнообразие на съобществата са актуални проблеми. </text:span><text:span text:style-name="T110">Връзката между структурното биоразнообразие и функционирането на екосистемите е </text:span><text:span text:style-name="T111">сложна и е </text:span><text:span text:style-name="T11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6">, като </text:span><text:span text:style-name="T111">фокусът на повечето е върху т.нар. функционални черти на организмите</text:span><text:span text:style-name="T110">.</text:span></text:p>
      <text:p text:style-name="P14">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7"><text:span text:style-name="T82">Ф</text:span><text:span text:style-name="T83">ункционалният анализ </text:span><text:span text:style-name="T82">представлява</text:span><text:span text:style-name="T8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3">видове</text:span><office:annotation-end office:name="__Annotation__9836_1416121077"/><text:span text:style-name="T8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 </text:span><text:span text:style-name="T82">Най-ч</text:span><text:span text:style-name="T84">есто </text:span><text:span text:style-name="T82">разполагаме</text:span><text:span text:style-name="T84"> и </text:span><text:span text:style-name="T82">с </text:span><text:span text:style-name="T84">трета матрица с параметри на околната среда, </text:span><text:span text:style-name="T82">измерени</text:span><text:span text:style-name="T84"> </text:span><text:span text:style-name="T82">н</text:span><text:span text:style-name="T84">а изследваните </text:span><office:annotation office:name="__Annotation__8729_1416121077"><dc:creator>Unknown Author</dc:creator><dc:date>2016-08-05T16:24:15</dc:date><text:p>Схема...</text:p></office:annotation><text:span text:style-name="T84">места</text:span><office:annotation-end office:name="__Annotation__8729_1416121077"/><text:span text:style-name="T84">. Целта на анализа е да опише как численостите на видовете се променят между различните места - </text:span><text:span text:style-name="T82">от една страна </text:span><text:span text:style-name="T84">спрямо измерените там параметри на средата, </text:span><text:span text:style-name="T82">а от друга - </text:span><text:span text:style-name="T84">спрямо чертите на видовете. </text:span><text:span text:style-name="T8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4">Този проблем е известен като „четвърти ъгъл“ (</text:span><text:span text:style-name="T316">fourth corner problem, </text:span><text:span text:style-name="T317">Legendre et al.</text:span><text:span text:style-name="T3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5">)</text:span><text:span text:style-name="T317">, </text:span><text:span text:style-name="T85">заради това, че </text:span><text:span text:style-name="T86">се </text:span><text:span text:style-name="T8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7"><text:span text:style-name="T85">Т</text:span><text:span text:style-name="T8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text:span></text:p>
      <text:p text:style-name="P57"><text:soft-page-break/><text:span text:style-name="T39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 допълнени с други литературни източници (</text:span><text:span text:style-name="T358">РЕФ</text:span><text:span text:style-name="T400">).</text:span></text:p>
      <text:p text:style-name="P57"/>
      <text:p text:style-name="P52"><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8">Статистически а</text:span><text:span text:style-name="T257">нализи на параметрите на околната среда</text:span><office:annotation-end office:name="__Fieldmark__6013_826624822"/></text:p>
      <text:p text:style-name="P52">В рамките на тази дисертация бяха събирани също данни за параметрите на околната среда на станциите на пробовзимане.</text:p>
      <text:p text:style-name="P52"><text:span text:style-name="T401">На всяка станция бяха измервани параметри на </text:span>водния стълб: <text:span text:style-name="T402">концентрации на биогенни елементи: нитрати (NO</text:span><text:span text:style-name="T328">3</text:span><text:span text:style-name="T29">-</text:span><text:span text:style-name="T402">), нитрити (NO</text:span><text:span text:style-name="T329">2</text:span><text:span text:style-name="T29">-</text:span><text:span text:style-name="T402">), амоний (NH</text:span><text:span text:style-name="T329">4</text:span><text:span text:style-name="T30">+</text:span><text:span text:style-name="T402">), общ азот, неорганичен азот, фосфати (PO</text:span><text:span text:style-name="T328">4</text:span><text:span text:style-name="T29">-3</text:span><text:span text:style-name="T402">), хлорофил-</text:span><text:span text:style-name="T385">а</text:span><text:span text:style-name="T402">,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9">реф – дисертация Митко</text:span><text:span text:style-name="T402">). Дългосрочни данни на повечето станции има за следните параметри: биогенни елементи, хлорофил-</text:span><text:span text:style-name="T385">а</text:span><text:span text:style-name="T402">,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3">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7"><text:span text:style-name="T403">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03">imputation</text:span><office:annotation-end office:name="__Fieldmark__4387_826624822"/><text:span text:style-name="T403">). Тъй като </text:span><office:annotation office:name="__Fieldmark__3642_826624822"><dc:creator>K </dc:creator><dc:date>2016-08-10T12:49:16</dc:date><text:p>фигура...</text:p></office:annotation><text:span text:style-name="T403">липсващите стойности</text:span><office:annotation-end office:name="__Fieldmark__3642_826624822"/><text:span text:style-name="T403">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04">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text:soft-page-break/>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7"><text:span text:style-name="T259">В</text:span><text:span text:style-name="T260">ърху параметрите на околната среда на станциите на изследване </text:span><text:span text:style-name="T259">б</text:span><text:span text:style-name="T260">еше приложен </text:span><text:span text:style-name="T259">анализ на главните компоненти (Principal Component Analysis, </text:span><text:span text:style-name="T260">PCA</text:span><text:span text:style-name="T259">)</text:span><text:span text:style-name="T260"> </text:span><text:span text:style-name="T130">с цел </text:span><text:span text:style-name="T131">определяне на </text:span><text:span text:style-name="T132">факторите, които </text:span><text:span text:style-name="T133">най-добре обясняват разликите между станциите, а съответно </text:span><text:span text:style-name="T132">вероятно оказват </text:span><text:span text:style-name="T134">най-голямо влияние върху макрозообентосните съобщества и </text:span><text:span text:style-name="T135">е най-рационално</text:span><text:span text:style-name="T134"> да бъдат използвани в последващите анализи</text:span><text:span text:style-name="T131">. </text:span><text:span text:style-name="T13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37">т</text:span><text:span text:style-name="T136"> част от тези компоненти, които </text:span><text:span text:style-name="T137">най-</text:span><text:span text:style-name="T136">д</text:span><text:span text:style-name="T137">обре</text:span><text:span text:style-name="T136"> </text:span><text:span text:style-name="T137">могат да</text:span><text:span text:style-name="T136"> обясн</text:span><text:span text:style-name="T137">ят</text:span><text:span text:style-name="T136"> </text:span><text:span text:style-name="T137">наблюдаваното разпределение</text:span><text:span text:style-name="T136"> на зависимата променлива (станциите). </text:span><text:span text:style-name="T138">Обикновено се избират компонентите с най-гол</text:span><text:span text:style-name="T139">е</text:span><text:span text:style-name="T138">м</text:span><text:span text:style-name="T139">ите единични стойности</text:span><text:span text:style-name="T138">, тъй като се приема, че </text:span><text:span text:style-name="T139">пространството, определено от тях, обяснява по-голямата част от наблюдаваната вариация и следователно </text:span><text:span text:style-name="T140">успява да представи повечето от характеристиките на набора данни</text:span><text:span text:style-name="T139">.</text:span></text:p>
      <text:p text:style-name="P57"><text:span text:style-name="T134">Параметрите на средата бяха </text:span><office:annotation office:name="__Fieldmark__6146_826624822"><dc:creator>K </dc:creator><dc:date>2016-08-10T17:11:51</dc:date><text:p>кое кое е? и така ли се казват? </text:p></office:annotation><text:span text:style-name="T134">нормализирани и стандартизирани</text:span><office:annotation-end office:name="__Fieldmark__6146_826624822"/><text:span text:style-name="T134"> преди факторния анализ чрез изваждане на средната стойност и разделяне на стандартното отклонение</text:span><text:span text:style-name="T141">, тъй като се измерват в различни мерни единици (</text:span><text:span text:style-name="T360">РЕФ?</text:span><text:span text:style-name="T141">)</text:span><text:span text:style-name="T134">.</text:span><text:span text:style-name="T260"> </text:span><text:span text:style-name="T261">Беше проверена корелацията между различните параметри и от анализа бяха изключени най-силно корелираните (</text:span><text:span text:style-name="T262">Pearson's </text:span><text:span text:style-name="T261">r &gt; 0.</text:span><text:span text:style-name="T263">75</text:span><text:span text:style-name="T261">), тъй като това изкривява крайния резултат, придавайки изкуствено по-голяма тежест на първите няколко главни компоненти, </text:span><text:span text:style-name="T264">а реално не допринася за целта на анализа — редуцирането на измеренията</text:span><text:span text:style-name="T261">.</text:span></text:p>
      <text:p text:style-name="P54"><text:span text:style-name="T261">Б</text:span><text:span text:style-name="T11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18">отделни</text:span><office:annotation-end office:name="__Fieldmark__5884_826624822"/><text:span text:style-name="T118"> набора параметри: на водния стълб, на седиментите и на тежките метали в седиментите.</text:span></text:p>
      <text:p text:style-name="P55"><text:span text:style-name="T118">Най-добре корелираните с осите на PC </text:span><text:span text:style-name="T265">п</text:span><text:span text:style-name="T118">араметри на средата бяха </text:span><text:span text:style-name="T265">използвани в последващите допълнителни анализи.</text:span></text:p>
      <text:p text:style-name="P55"/>
      <text:p text:style-name="P27"><text:span text:style-name="T405">Land Use Simplified Index (</text:span>LUSI<text:span text:style-name="T405">)</text:span></text:p>
      <text:p text:style-name="P57"><text:span text:style-name="T266">С цел </text:span><text:span text:style-name="T267">да се оцени</text:span><text:span text:style-name="T266"> </text:span><text:span text:style-name="T267">количествено </text:span><text:span text:style-name="T26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8">Индексът LUSI <text:span text:style-name="T406">комбинира в една проста числова оценка натиските от различни типове въздейтвия върху едно водно тяло в крайбрежната зона.</text:span></text:p>
      <text:p text:style-name="P28"><text:span text:style-name="T406">LUSI може да </text:span>се базира <text:span text:style-name="T407">както </text:span>на <text:span text:style-name="T408">официални</text:span> количествени статистически данни за населението и икономиката, <text:span text:style-name="T407">така </text:span>и на сателитни снимки, <text:span text:style-name="T407">на</text:span> които може да се различи типа земеползване в даден район <text:span text:style-name="T409">и да се изчисли заеманата от него площ</text:span>. <text:span text:style-name="T410">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10"> CORINE Land Cover (CLC) (2012)</text:span><office:annotation-end office:name="__Fieldmark__7692_1101223808"/><text:span text:style-name="T410">.</text:span></text:p>
      <text:p text:style-name="P29"><text:soft-page-break/>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8"><text:span text:style-name="T41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11">1.5 km</text:span><office:annotation-end office:name="__Fieldmark__5117_1101223808"/><text:span text:style-name="T411"> към вътрешността на сушата. Всеки от тези натиски получава оценка от 0 до 3 в зависимост от заеманата от него площ в тази зона (</text:span><text:span text:style-name="T411"><text:sequence-ref text:reference-format="category-and-value" text:ref-name="refТаблица0">Таблица 1</text:sequence-ref></text:span><text:span text:style-name="T411">).</text:span></text:p>
      <text:p text:style-name="P62">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3">Градове</text:p>
          </table:table-cell>
          <table:table-cell table:style-name="Table1.A1" office:value-type="string">
            <text:p text:style-name="P63">Земеделие (напоително)</text:p>
          </table:table-cell>
          <table:table-cell table:style-name="Table1.A1" office:value-type="string">
            <text:p text:style-name="P63">Индустри<text:span text:style-name="T412">я</text:span></text:p>
          </table:table-cell>
          <table:table-cell table:style-name="Table1.A1" office:value-type="string">
            <text:p text:style-name="P63">Реки (тип)</text:p>
          </table:table-cell>
          <table:table-cell table:style-name="Table1.E1" office:value-type="string">
            <text:p text:style-name="P63">Оценка</text:p>
          </table:table-cell>
        </table:table-row>
        <table:table-row>
          <table:table-cell table:style-name="Table1.A2" office:value-type="string">
            <text:p text:style-name="P64"/>
          </table:table-cell>
          <table:table-cell table:style-name="Table1.A2" office:value-type="string">
            <text:p text:style-name="P65">&lt; 10 %</text:p>
          </table:table-cell>
          <table:table-cell table:style-name="Table1.A2" office:value-type="string">
            <text:p text:style-name="P65">&lt; 10 %</text:p>
          </table:table-cell>
          <table:table-cell table:style-name="Table1.A2" office:value-type="string">
            <text:p text:style-name="P65">тип III</text:p>
          </table:table-cell>
          <table:table-cell table:style-name="Table1.E2" office:value-type="string">
            <text:p text:style-name="P65">0</text:p>
          </table:table-cell>
        </table:table-row>
        <table:table-row>
          <table:table-cell table:style-name="Table1.A2" office:value-type="string">
            <text:p text:style-name="P65">&lt; 33 %</text:p>
          </table:table-cell>
          <table:table-cell table:style-name="Table1.A2" office:value-type="string">
            <text:p text:style-name="P65">10 – 40 %</text:p>
          </table:table-cell>
          <table:table-cell table:style-name="Table1.A2" office:value-type="string">
            <text:p text:style-name="P65">&gt; 10 %</text:p>
          </table:table-cell>
          <table:table-cell table:style-name="Table1.A2" office:value-type="string">
            <text:p text:style-name="P65">тип II</text:p>
          </table:table-cell>
          <table:table-cell table:style-name="Table1.E2" office:value-type="string">
            <text:p text:style-name="P65">1</text:p>
          </table:table-cell>
        </table:table-row>
        <table:table-row>
          <table:table-cell table:style-name="Table1.A2" office:value-type="string">
            <text:p text:style-name="P65">33 – 66 %</text:p>
          </table:table-cell>
          <table:table-cell table:style-name="Table1.A2" office:value-type="string">
            <text:p text:style-name="P65">&gt; 40 %</text:p>
          </table:table-cell>
          <table:table-cell table:style-name="Table1.A2" office:value-type="string">
            <text:p text:style-name="P64"/>
          </table:table-cell>
          <table:table-cell table:style-name="Table1.A2" office:value-type="string">
            <text:p text:style-name="P65">тип I</text:p>
          </table:table-cell>
          <table:table-cell table:style-name="Table1.E2" office:value-type="string">
            <text:p text:style-name="P65">2</text:p>
          </table:table-cell>
        </table:table-row>
        <table:table-row>
          <table:table-cell table:style-name="Table1.A2" office:value-type="string">
            <text:p text:style-name="P65">&gt; 66 % </text:p>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5"/>
          </table:table-cell>
          <table:table-cell table:style-name="Table1.E2" office:value-type="string">
            <text:p text:style-name="P65">3</text:p>
          </table:table-cell>
        </table:table-row>
      </table:table>
      <text:p text:style-name="P30"><text:s/></text:p>
      <text:p text:style-name="P31">Оценките на типовете земеползване за всяко водно тяло се събират; сумата се коригира спрямо морфологията на бреговата линия <text:span text:style-name="T413">(</text:span><text:sequence-ref text:reference-format="category-and-value" text:ref-name="refТаблица1">Таблица 2</text:sequence-ref><text:span text:style-name="T413">)</text:span>.</text:p>
      <text:p text:style-name="P62">Таблица <text:sequence text:ref-name="refТаблица1" text:name="Таблица" text:formula="ooow:Таблица+1" style:num-format="1">2</text:sequence>. Корекци<text:span text:style-name="T41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7">Брегова линия</text:p>
          </table:table-cell>
          <table:table-cell table:style-name="Table2.B1" office:value-type="string">
            <text:p text:style-name="P67">Корекция</text:p>
          </table:table-cell>
        </table:table-row>
        <table:table-row>
          <table:table-cell table:style-name="Table2.A2" office:value-type="string">
            <text:p text:style-name="P66">вдлъбната</text:p>
          </table:table-cell>
          <table:table-cell table:style-name="Table2.B2" office:value-type="string">
            <text:p text:style-name="P66">1.25</text:p>
          </table:table-cell>
        </table:table-row>
        <table:table-row>
          <table:table-cell table:style-name="Table2.A2" office:value-type="string">
            <text:p text:style-name="P66">права</text:p>
          </table:table-cell>
          <table:table-cell table:style-name="Table2.B2" office:value-type="string">
            <text:p text:style-name="P66">1</text:p>
          </table:table-cell>
        </table:table-row>
        <table:table-row>
          <table:table-cell table:style-name="Table2.A2" office:value-type="string">
            <text:p text:style-name="P66">изпъкнала</text:p>
          </table:table-cell>
          <table:table-cell table:style-name="Table2.B2" office:value-type="string">
            <text:p text:style-name="P66">0.75</text:p>
          </table:table-cell>
        </table:table-row>
      </table:table>
      <text:p text:style-name="P31"><text:s/></text:p>
      <text:p text:style-name="P57"><text:span text:style-name="T268">Тъй като </text:span><text:span text:style-name="T269">и други </text:span><text:span text:style-name="T270">фактори</text:span><text:span text:style-name="T26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9">модификация</text:span><office:annotation-end office:name="__Fieldmark__6399_1101223808"/><text:span text:style-name="T269"> на LUSI, </text:span><text:span text:style-name="T270">при която се добавя оценка и за тях </text:span><text:span text:style-name="T271">(</text:span><text:span text:style-name="T270"><text:sequence-ref text:reference-format="category-and-value" text:ref-name="refТаблица2">Таблица 3</text:sequence-ref></text:span><text:span text:style-name="T271">)</text:span><text:span text:style-name="T270">.</text:span></text:p>
      <text:p text:style-name="P62">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8">Фактор</text:p>
          </table:table-cell>
          <table:table-cell table:style-name="Table3.B1" office:value-type="string">
            <text:p text:style-name="P68">Оценка</text:p>
          </table:table-cell>
        </table:table-row>
        <table:table-row>
          <table:table-cell table:style-name="Table3.A2" office:value-type="string">
            <text:p text:style-name="P46">реки, канали и влажни зони</text:p>
          </table:table-cell>
          <table:table-cell table:style-name="Table3.B2" office:value-type="string">
            <text:p text:style-name="P69">1</text:p>
          </table:table-cell>
        </table:table-row>
        <table:table-row>
          <table:table-cell table:style-name="Table3.A2" office:value-type="string">
            <text:p text:style-name="P69">пристанища</text:p>
          </table:table-cell>
          <table:table-cell table:style-name="Table3.B2" office:value-type="string">
            <text:p text:style-name="P69">1</text:p>
          </table:table-cell>
        </table:table-row>
        <table:table-row>
          <table:table-cell table:style-name="Table3.A2" office:value-type="string">
            <text:p text:style-name="P70">влияние от съседни водни тела</text:p>
          </table:table-cell>
          <table:table-cell table:style-name="Table3.B2" office:value-type="string">
            <text:p text:style-name="P69">1</text:p>
          </table:table-cell>
        </table:table-row>
      </table:table>
      <text:p text:style-name="P32"><text:soft-page-break/></text:p>
      <text:p text:style-name="P57"><text:span text:style-name="T272">Така крайната формула за изчисляване на </text:span><text:span text:style-name="T273">LUSI </text:span><text:span text:style-name="T272">е</text:span><text:span text:style-name="T273">:</text:span></text:p>
      <text:p text:style-name="P33"/>
      <text:p text:style-name="P21"><text:span text:style-name="T274">LUSI = (оценка градове + оценка земеделие + оценка индустрия + оценка реки + оценки допълнителни въздействия) * корекция брегова линия</text:span><text:span text:style-name="T273"> </text:span><text:span text:style-name="T270"><text:s/></text:span></text:p>
      <text:p text:style-name="P34"><text:s/></text:p>
      <text:list xml:id="list143422647107361" text:continue-numbering="true" text:style-name="Thesis_5f_numbering">
        <text:list-item>
          <text:list>
            <text:list-item>
              <text:list>
                <text:list-item>
                  <text:p text:style-name="P72"><text:span text:style-name="T415">Б</text:span><text:span text:style-name="T414">иотични индекси за оценка на </text:span><text:span text:style-name="T416">екологичното </text:span><text:span text:style-name="T414">състояние </text:span><text:span text:style-name="T416">на съобществата</text:span></text:p>
                </text:list-item>
              </text:list>
            </text:list-item>
          </text:list>
        </text:list-item>
      </text:list>
      <text:p text:style-name="P56">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7">и съответно могат да служат за първоначална индикация за влошаване на екологичното състояние на съобществата</text:span>. <text:span text:style-name="T417">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7"><text:span text:style-name="T275">В рамките на настоящ</text:span><text:span text:style-name="T276">е</text:span><text:span text:style-name="T275">т</text:span><text:span text:style-name="T276">о</text:span><text:span text:style-name="T275"> </text:span><text:span text:style-name="T276">изследване</text:span><text:span text:style-name="T275"> са приложени няколко различни биотични индекси, </text:span><text:span text:style-name="T277">разработени за целите на директивите на ЕС, </text:span><text:span text:style-name="T278">чиято цел е да дадат числена оценка на състоянието на съобществата, както и на тенденциите в </text:span><text:span text:style-name="T276">евентуалнте промени на това състояние</text:span><text:span text:style-name="T278">.</text:span></text:p>
      <text:p text:style-name="P57"><text:span text:style-name="T278">Беше </text:span><text:span text:style-name="T275">провер</text:span><text:span text:style-name="T278">ена</text:span><text:span text:style-name="T275"> чувствителност</text:span><text:span text:style-name="T278">та на избраните индекси</text:span><text:span text:style-name="T275"> към промените в състава и структурата на зообентосните съобщества, изложени на антропогенно въздействие, в плитката крайбрежна зона </text:span><text:span text:style-name="T278">на българското Черно море</text:span><text:span text:style-name="T275">. </text:span><text:span text:style-name="T279">Сравнено</text:span><text:span text:style-name="T275"> </text:span><text:span text:style-name="T278">беше</text:span><text:span text:style-name="T275"> функционирането на методите от националния екологичен мониторинг </text:span><text:span text:style-name="T279">(H', AMBI и M-AMBI)</text:span><text:span text:style-name="T275">, както и това на индекс, разработен и прилаган в </text:span><text:span text:style-name="T280">източната част на </text:span><text:span text:style-name="T275">Средиземно море.</text:span></text:p>
      <text:p text:style-name="P57"><text:span text:style-name="T281">По-долу </text:span><text:span text:style-name="T282">накратко са </text:span><text:span text:style-name="T281">описани особеностите на </text:span><text:span text:style-name="T283">сравн</text:span><text:span text:style-name="T284">ява</text:span><text:span text:style-name="T283">ните</text:span><text:span text:style-name="T285"> </text:span><text:span text:style-name="T281">биотични индекси.</text:span></text:p>
      <text:p text:style-name="P35"/>
      <text:p text:style-name="P17">Индекс на Shannon-Wiener H'</text:p>
      <text:p text:style-name="P57"><text:span text:style-name="T117">Характеристиките на H' са описани подробно в т. </text:span><text:span text:style-name="T117"><text:bookmark-ref text:reference-format="number" text:ref-name="__RefHeading__13188_1543247252">Error: Reference source not found</text:bookmark-ref></text:span><text:span text:style-name="T117">. </text:span>H’ <text:span text:style-name="T418">е един от най-широко прилаганите в екологичния мониторинг индекси, който се използва и </text:span><text:span text:style-name="T36">като индикатор за промяна в съобществата, подложени на антропогенен или естествен натиск. </text:span><text:span text:style-name="T117">Въпреки това, свойствата на този индекс, споменати по-горе, затрудняват употребата и интерпретацията му. </text:span><text:span text:style-name="T118">Редица изследвания показват, че H' не реагира монотонно на промени </text:span><text:span text:style-name="T286">в съобществата, подложени на въздействие </text:span><text:span text:style-name="T118">— стойностите му </text:span><text:span text:style-name="T36">имат тенденция да </text:span><text:span text:style-name="T11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1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text:span></text:p>
      <text:p text:style-name="P57"><office:annotation office:name="__Fieldmark__13925_1543247252"><dc:creator>K </dc:creator><dc:date>2016-08-08T16:52:01</dc:date><text:p>може би не в м&amp;м...</text:p></office:annotation><text:span text:style-name="T28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288">При прилагането на този индекс е добре да се </text:span><text:span text:style-name="T289">имат предвид неговите особености, а най-добре е </text:span><text:span text:style-name="T290">винаги</text:span><text:span text:style-name="T289"> да се използва в комбинация с други индекси.</text:span><office:annotation-end office:name="__Fieldmark__13925_1543247252"/></text:p>
      <text:p text:style-name="P36"/>
      <text:p text:style-name="P18"><text:span text:style-name="T28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7"><text:soft-page-break/>Индексът AMBI се базира на класифицирането на <text:span text:style-name="T419">макро</text:span>зообентосните видове в 5 групи по чувствителност:</text:p>
      <text:list xml:id="list2000729964" text:style-name="L1">
        <text:list-item>
          <text:p text:style-name="P71">група I – <text:span text:style-name="T420">силно чувствителни видове, присъстващи и доминиращи в съобществата при нормални и референтни условия.</text:span></text:p>
        </text:list-item>
        <text:list-item>
          <text:p text:style-name="P71">група II – <text:span text:style-name="T420">безразлични видове, които присъстват в съобществата винаги, но с малка численост.</text:span></text:p>
        </text:list-item>
        <text:list-item>
          <text:p text:style-name="P71">група III – <text:span text:style-name="T42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1">група IV – <text:span text:style-name="T42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20"> редуцирани седименти</text:span><office:annotation-end office:name="__Fieldmark__3566_1101223808"/><text:span text:style-name="T420">.</text:span></text:p>
        </text:list-item>
        <text:list-item>
          <text:p text:style-name="P71">група V – <text:span text:style-name="T42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7"><text:span text:style-name="T42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text:span></text:p>
      <text:p text:style-name="P57">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2">възникне при</text:span> класификацията на видовете в екологичните групи <text:span text:style-name="T423">по чувствителност</text:span>, която трябва да се съобрази с евентуални местни вариации в техните екологични особености и предпочитания.</text:p>
      <text:p text:style-name="P59"/>
      <text:p text:style-name="P18"><text:span text:style-name="T424">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7"><text:span text:style-name="T42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7">BENTIX също изпитва колебания, когато броят видове <text:span text:style-name="T426">и индивиди </text:span>в пробата е ограничен; това може също така да влоши ефекта от евентуална погрешна класификация на видовете.</text:p>
      <text:p text:style-name="P57"/>
      <text:p text:style-name="P19"><text:span text:style-name="T427">M-AMBI </text:span><text:span text:style-name="T322">(multivariate AMBI)</text:span><text:span text:style-name="T42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2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7">Индексът <text:span text:style-name="T42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428">индекс AMBI. M-AMBI успешно се прилага в мониторинговите програми по Водната директива на няколко европейски държави, включително България.</text:span></text:p>
      <text:p text:style-name="P57"/>
      <text:p text:style-name="P57">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29">от Европейския Съюз</text:span>. <text:span text:style-name="T43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0847_3376567624" field:type=""/><text:span text:style-name="T430">гранични стойности</text:span><field:fieldmark-end/><text:span text:style-name="T430"><office:annotation><dc:creator>K </dc:creator><dc:date>2015-12-14T17:22:52</dc:date><text:p text:style-name="P75"><text:span text:style-name="T440">старите стойности – за сравнение с оценките на БД?</text:span></text:p></office:annotation></text:span><text:span text:style-name="T43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31">на екологичните класове за качество (като EQR) </text:span>са посочени в <text:sequence-ref text:reference-format="category-and-value" text:ref-name="refТаблица3">Таблица 4</text:sequence-ref>.</text:p>
      <text:p text:style-name="P57"><draw:frame draw:style-name="fr4" draw:name="Frame8" text:anchor-type="as-char" svg:y="-2.611cm" svg:width="14.739cm" draw:z-index="4"><draw:text-box fo:min-height="5.329cm"><text:p text:style-name="Thesis_5f_caption"><draw:frame draw:style-name="fr6" draw:name="Object3" text:anchor-type="paragraph" svg:x="0cm" svg:y="1.953cm" svg:width="14.739cm" style:rel-width="100%" svg:height="3.679cm" style:rel-height="scale" draw:z-index="5"><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3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 </text:span><office:annotation office:name="__Fieldmark__14038_1543247252"><dc:creator>K </dc:creator><dc:date>2016-08-08T16:54:35</dc:date><text:p>без MEDOCC!</text:p></office:annotation><text:span text:style-name="T43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text:span><office:annotation-end office:name="__Fieldmark__14038_1543247252"/><text:span text:style-name="T43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3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7"/>
      <text:p text:style-name="P57"/>
      <text:p text:style-name="P57"><text:span text:style-name="T43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23S</meta:editing-duration>
    <meta:editing-cycles>4</meta:editing-cycles>
    <meta:generator>LibreOffice/5.3.2.2$Linux_X86_64 LibreOffice_project/6cd4f1ef626f15116896b1d8e1398b56da0d0ee1</meta:generator>
    <meta:initial-creator>K</meta:initial-creator>
    <dc:date>2017-07-03T14:34:21.164788989</dc:date>
    <dc:creator>K</dc:creator>
    <meta:document-statistic meta:table-count="3" meta:image-count="0" meta:object-count="4" meta:page-count="21" meta:paragraph-count="202" meta:word-count="8050" meta:character-count="55912" meta:non-whitespace-character-count="47974"/>
    <meta:template xlink:type="simple" xlink:actuate="onRequest" xlink:title="thesis_styles" xlink:href="../../thesis_working/styles_templates/thesis_styles.ott" meta:date="2017-07-03T14:08:18.15534479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